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61mm"/>
    </style:style>
    <style:style style:name="co2" style:family="table-column">
      <style:table-column-properties fo:break-before="auto" style:column-width="16.0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.76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16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lida_esc3" table:style-name="ta1">
        <table:shapes>
          <draw:frame draw:z-index="0" draw:style-name="gr1" draw:text-style-name="P1" svg:width="270.99mm" svg:height="106.73mm" svg:x="25.63mm" svg:y="1mm">
            <draw:object draw:notify-on-update-of-ranges="salida_esc3.B1:salida_esc3.B488 salida_esc3.B1:salida_esc3.B4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7975" calcext:value-type="float">
            <text:p>15579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4547" calcext:value-type="float">
            <text:p>17445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91270" calcext:value-type="float">
            <text:p>21912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29457" calcext:value-type="float">
            <text:p>23294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38397" calcext:value-type="float">
            <text:p>15383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6221" calcext:value-type="float">
            <text:p>15462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557" calcext:value-type="float">
            <text:p>15445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7696" calcext:value-type="float">
            <text:p>14576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6819" calcext:value-type="float">
            <text:p>15468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6701" calcext:value-type="float">
            <text:p>24167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65517" calcext:value-type="float">
            <text:p>18655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49225" calcext:value-type="float">
            <text:p>21492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53179" calcext:value-type="float">
            <text:p>15531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83297" calcext:value-type="float">
            <text:p>16832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71457" calcext:value-type="float">
            <text:p>20714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96740" calcext:value-type="float">
            <text:p>21967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53667" calcext:value-type="float">
            <text:p>1553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6424" calcext:value-type="float">
            <text:p>14464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3912" calcext:value-type="float">
            <text:p>15439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80493" calcext:value-type="float">
            <text:p>14804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1393" calcext:value-type="float">
            <text:p>14413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66672" calcext:value-type="float">
            <text:p>18666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94207" calcext:value-type="float">
            <text:p>21942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28772" calcext:value-type="float">
            <text:p>21287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51308" calcext:value-type="float">
            <text:p>15513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49403" calcext:value-type="float">
            <text:p>17494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01384" calcext:value-type="float">
            <text:p>24013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44773" calcext:value-type="float">
            <text:p>23447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54467" calcext:value-type="float">
            <text:p>15544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25154" calcext:value-type="float">
            <text:p>14251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44964" calcext:value-type="float">
            <text:p>15449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61464" calcext:value-type="float">
            <text:p>14614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42016" calcext:value-type="float">
            <text:p>15420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30468" calcext:value-type="float">
            <text:p>19304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22422" calcext:value-type="float">
            <text:p>35224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00921" calcext:value-type="float">
            <text:p>32009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5642" calcext:value-type="float">
            <text:p>15556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89289" calcext:value-type="float">
            <text:p>14892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92024" calcext:value-type="float">
            <text:p>31920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93520" calcext:value-type="float">
            <text:p>23935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77555" calcext:value-type="float">
            <text:p>14775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37251" calcext:value-type="float">
            <text:p>15372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18966" calcext:value-type="float">
            <text:p>15189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76160" calcext:value-type="float">
            <text:p>14761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25669" calcext:value-type="float">
            <text:p>15256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13811" calcext:value-type="float">
            <text:p>19138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12463" calcext:value-type="float">
            <text:p>22124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77158" calcext:value-type="float">
            <text:p>31771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85451" calcext:value-type="float">
            <text:p>14854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62418" calcext:value-type="float">
            <text:p>14624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68374" calcext:value-type="float">
            <text:p>14683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84914" calcext:value-type="float">
            <text:p>14849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92843" calcext:value-type="float">
            <text:p>14928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52951" calcext:value-type="float">
            <text:p>16529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19346" calcext:value-type="float">
            <text:p>32193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56791" calcext:value-type="float">
            <text:p>30567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87122" calcext:value-type="float">
            <text:p>14871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83299" calcext:value-type="float">
            <text:p>14832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93962" calcext:value-type="float">
            <text:p>14939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82487" calcext:value-type="float">
            <text:p>18824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18126" calcext:value-type="float">
            <text:p>24181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47968" calcext:value-type="float">
            <text:p>23479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504" calcext:value-type="float">
            <text:p>30325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96906" calcext:value-type="float">
            <text:p>34969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1595" calcext:value-type="float">
            <text:p>14415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2363" calcext:value-type="float">
            <text:p>14523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7736" calcext:value-type="float">
            <text:p>14077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35962" calcext:value-type="float">
            <text:p>14359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979" calcext:value-type="float">
            <text:p>14429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862" calcext:value-type="float">
            <text:p>14438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945" calcext:value-type="float">
            <text:p>14439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39774" calcext:value-type="float">
            <text:p>14397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005" calcext:value-type="float">
            <text:p>14560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67701" calcext:value-type="float">
            <text:p>20677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45670" calcext:value-type="float">
            <text:p>154567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67251" calcext:value-type="float">
            <text:p>18672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07311" calcext:value-type="float">
            <text:p>21073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68665" calcext:value-type="float">
            <text:p>15686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66038" calcext:value-type="float">
            <text:p>20660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43688" calcext:value-type="float">
            <text:p>20436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48812" calcext:value-type="float">
            <text:p>17488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8958" calcext:value-type="float">
            <text:p>14589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7498" calcext:value-type="float">
            <text:p>145749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61285" calcext:value-type="float">
            <text:p>15612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45699" calcext:value-type="float">
            <text:p>15456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52780" calcext:value-type="float">
            <text:p>15527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55947" calcext:value-type="float">
            <text:p>15559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3784" calcext:value-type="float">
            <text:p>14537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50108" calcext:value-type="float">
            <text:p>15501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43297" calcext:value-type="float">
            <text:p>15432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95749" calcext:value-type="float">
            <text:p>15957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7570" calcext:value-type="float">
            <text:p>145757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0988" calcext:value-type="float">
            <text:p>145098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36421" calcext:value-type="float">
            <text:p>14364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98197" calcext:value-type="float">
            <text:p>13981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24715" calcext:value-type="float">
            <text:p>16247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49194" calcext:value-type="float">
            <text:p>174919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40318" calcext:value-type="float">
            <text:p>19403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69556" calcext:value-type="float">
            <text:p>19695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46619" calcext:value-type="float">
            <text:p>194661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18873" calcext:value-type="float">
            <text:p>241887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21539" calcext:value-type="float">
            <text:p>24215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470926" calcext:value-type="float">
            <text:p>24709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46198" calcext:value-type="float">
            <text:p>244619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64613" calcext:value-type="float">
            <text:p>15646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31296" calcext:value-type="float">
            <text:p>153129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07454" calcext:value-type="float">
            <text:p>15074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20381" calcext:value-type="float">
            <text:p>15203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14724" calcext:value-type="float">
            <text:p>16147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36115" calcext:value-type="float">
            <text:p>14361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76098" calcext:value-type="float">
            <text:p>15760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92406" calcext:value-type="float">
            <text:p>149240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199355" calcext:value-type="float">
            <text:p>31993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164478" calcext:value-type="float">
            <text:p>316447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68400" calcext:value-type="float">
            <text:p>30684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80067" calcext:value-type="float">
            <text:p>258006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483114" calcext:value-type="float">
            <text:p>348311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00637" calcext:value-type="float">
            <text:p>310063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197458" calcext:value-type="float">
            <text:p>31974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08671" calcext:value-type="float">
            <text:p>320867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87421" calcext:value-type="float">
            <text:p>14874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83354" calcext:value-type="float">
            <text:p>148335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24604" calcext:value-type="float">
            <text:p>15246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49808" calcext:value-type="float">
            <text:p>184980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15778" calcext:value-type="float">
            <text:p>241577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436147" calcext:value-type="float">
            <text:p>24361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15238" calcext:value-type="float">
            <text:p>35152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464264" calcext:value-type="float">
            <text:p>246426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20803" calcext:value-type="float">
            <text:p>15208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39752" calcext:value-type="float">
            <text:p>15397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78282" calcext:value-type="float">
            <text:p>147828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75152" calcext:value-type="float">
            <text:p>14751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38626" calcext:value-type="float">
            <text:p>143862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74379" calcext:value-type="float">
            <text:p>147437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81507" calcext:value-type="float">
            <text:p>14815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24641" calcext:value-type="float">
            <text:p>16246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273" calcext:value-type="float">
            <text:p>427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49327" calcext:value-type="float">
            <text:p>17493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40523" calcext:value-type="float">
            <text:p>19405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62755" calcext:value-type="float">
            <text:p>19627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37795" calcext:value-type="float">
            <text:p>193779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0169" calcext:value-type="float">
            <text:p>15601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89055" calcext:value-type="float">
            <text:p>148905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64050" calcext:value-type="float">
            <text:p>156405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66589" calcext:value-type="float">
            <text:p>146658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5630" calcext:value-type="float">
            <text:p>145563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82677" calcext:value-type="float">
            <text:p>168267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28998" calcext:value-type="float">
            <text:p>142899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57375" calcext:value-type="float">
            <text:p>155737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75529" calcext:value-type="float">
            <text:p>207552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81836" calcext:value-type="float">
            <text:p>208183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336010" calcext:value-type="float">
            <text:p>23360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70950" calcext:value-type="float">
            <text:p>207095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8539" calcext:value-type="float">
            <text:p>170853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7698" calcext:value-type="float">
            <text:p>14576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672" calcext:value-type="float">
            <text:p>14426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32048" calcext:value-type="float">
            <text:p>143204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30469" calcext:value-type="float">
            <text:p>153046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54631" calcext:value-type="float">
            <text:p>15546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46528" calcext:value-type="float">
            <text:p>154652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63820" calcext:value-type="float">
            <text:p>156382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78522" calcext:value-type="float">
            <text:p>14785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68922" calcext:value-type="float">
            <text:p>156892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68643" calcext:value-type="float">
            <text:p>15686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34592" calcext:value-type="float">
            <text:p>153459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24284" calcext:value-type="float">
            <text:p>152428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02796" calcext:value-type="float">
            <text:p>140279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76691" calcext:value-type="float">
            <text:p>147669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23628" calcext:value-type="float">
            <text:p>152362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96790" calcext:value-type="float">
            <text:p>149679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10409" calcext:value-type="float">
            <text:p>151040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48810" calcext:value-type="float">
            <text:p>174881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75849" calcext:value-type="float">
            <text:p>187584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499442" calcext:value-type="float">
            <text:p>24994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647945" calcext:value-type="float">
            <text:p>264794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48201" calcext:value-type="float">
            <text:p>26482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72241" calcext:value-type="float">
            <text:p>25722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173615" calcext:value-type="float">
            <text:p>31736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203663" calcext:value-type="float">
            <text:p>320366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29540" calcext:value-type="float">
            <text:p>252954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30773" calcext:value-type="float">
            <text:p>263077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239328" calcext:value-type="float">
            <text:p>323932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156861" calcext:value-type="float">
            <text:p>31568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533498" calcext:value-type="float">
            <text:p>35334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56875" calcext:value-type="float">
            <text:p>26568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88160" calcext:value-type="float">
            <text:p>158816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38992" calcext:value-type="float">
            <text:p>153899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81538" calcext:value-type="float">
            <text:p>158153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76225" calcext:value-type="float">
            <text:p>15762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84662" calcext:value-type="float">
            <text:p>148466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954578" calcext:value-type="float">
            <text:p>195457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25283" calcext:value-type="float">
            <text:p>192528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999846" calcext:value-type="float">
            <text:p>199984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26689" calcext:value-type="float">
            <text:p>152668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91228" calcext:value-type="float">
            <text:p>14912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54956" calcext:value-type="float">
            <text:p>155495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61715" calcext:value-type="float">
            <text:p>16617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369268" calcext:value-type="float">
            <text:p>336926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183775" calcext:value-type="float">
            <text:p>318377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120626" calcext:value-type="float">
            <text:p>312062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435980" calcext:value-type="float">
            <text:p>243598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08421" calcext:value-type="float">
            <text:p>150842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06393" calcext:value-type="float">
            <text:p>150639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91171" calcext:value-type="float">
            <text:p>149117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91068" calcext:value-type="float">
            <text:p>149106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9795" calcext:value-type="float">
            <text:p>144979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06282" calcext:value-type="float">
            <text:p>150628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20922" calcext:value-type="float">
            <text:p>152092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98308" calcext:value-type="float">
            <text:p>149830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223" calcext:value-type="float">
            <text:p>42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921" calcext:value-type="float">
            <text:p>49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64464" calcext:value-type="float">
            <text:p>156446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66467" calcext:value-type="float">
            <text:p>156646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8830" calcext:value-type="float">
            <text:p>144883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912230" calcext:value-type="float">
            <text:p>191223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4679" calcext:value-type="float">
            <text:p>14446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86931" calcext:value-type="float">
            <text:p>148693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83120" calcext:value-type="float">
            <text:p>14831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33808" calcext:value-type="float">
            <text:p>143380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57954" calcext:value-type="float">
            <text:p>155795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59535" calcext:value-type="float">
            <text:p>155953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76025" calcext:value-type="float">
            <text:p>15760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62830" calcext:value-type="float">
            <text:p>15628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82305" calcext:value-type="float">
            <text:p>208230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303999" calcext:value-type="float">
            <text:p>230399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70878" calcext:value-type="float">
            <text:p>207087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53360" calcext:value-type="float">
            <text:p>205336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728965" calcext:value-type="float">
            <text:p>17289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59102" calcext:value-type="float">
            <text:p>155910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60001" calcext:value-type="float">
            <text:p>15600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7114" calcext:value-type="float">
            <text:p>145711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63170" calcext:value-type="float">
            <text:p>156317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63635" calcext:value-type="float">
            <text:p>14636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68505" calcext:value-type="float">
            <text:p>15685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3484" calcext:value-type="float">
            <text:p>145348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29555" calcext:value-type="float">
            <text:p>142955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8425" calcext:value-type="float">
            <text:p>145842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93988" calcext:value-type="float">
            <text:p>159398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28587" calcext:value-type="float">
            <text:p>172858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37963" calcext:value-type="float">
            <text:p>143796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85346" calcext:value-type="float">
            <text:p>158534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36003" calcext:value-type="float">
            <text:p>143600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95171" calcext:value-type="float">
            <text:p>159517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38545" calcext:value-type="float">
            <text:p>173854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76473" calcext:value-type="float">
            <text:p>197647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42534" calcext:value-type="float">
            <text:p>204253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980346" calcext:value-type="float">
            <text:p>198034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582085" calcext:value-type="float">
            <text:p>358208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507920" calcext:value-type="float">
            <text:p>350792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590789" calcext:value-type="float">
            <text:p>359078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490517" calcext:value-type="float">
            <text:p>349051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91777" calcext:value-type="float">
            <text:p>159177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3763" calcext:value-type="float">
            <text:p>145376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95524" calcext:value-type="float">
            <text:p>149552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85945" calcext:value-type="float">
            <text:p>148594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83533" calcext:value-type="float">
            <text:p>148353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37458" calcext:value-type="float">
            <text:p>163745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636247" calcext:value-type="float">
            <text:p>163624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567565" calcext:value-type="float">
            <text:p>356756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434927" calcext:value-type="float">
            <text:p>343492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491320" calcext:value-type="float">
            <text:p>349132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507029" calcext:value-type="float">
            <text:p>350702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921882" calcext:value-type="float">
            <text:p>192188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619873" calcext:value-type="float">
            <text:p>361987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446249" calcext:value-type="float">
            <text:p>344624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426281" calcext:value-type="float">
            <text:p>342628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609879" calcext:value-type="float">
            <text:p>360987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24058" calcext:value-type="float">
            <text:p>162405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24284" calcext:value-type="float">
            <text:p>162428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35823" calcext:value-type="float">
            <text:p>153582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520979" calcext:value-type="float">
            <text:p>152097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496977" calcext:value-type="float">
            <text:p>349697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537283" calcext:value-type="float">
            <text:p>353728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493398" calcext:value-type="float">
            <text:p>349339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564026" calcext:value-type="float">
            <text:p>356402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82897" calcext:value-type="float">
            <text:p>15828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81442" calcext:value-type="float">
            <text:p>148144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85859" calcext:value-type="float">
            <text:p>15858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27826" calcext:value-type="float">
            <text:p>152782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75572" calcext:value-type="float">
            <text:p>147557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79421" calcext:value-type="float">
            <text:p>147942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27903" calcext:value-type="float">
            <text:p>15279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76284" calcext:value-type="float">
            <text:p>147628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957" calcext:value-type="float">
            <text:p>395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933" calcext:value-type="float">
            <text:p>493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2513" calcext:value-type="float">
            <text:p>14425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6846" calcext:value-type="float">
            <text:p>144684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61164" calcext:value-type="float">
            <text:p>146116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09774" calcext:value-type="float">
            <text:p>140977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62871" calcext:value-type="float">
            <text:p>146287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87070" calcext:value-type="float">
            <text:p>148707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82946" calcext:value-type="float">
            <text:p>148294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85912" calcext:value-type="float">
            <text:p>148591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9997" calcext:value-type="float">
            <text:p>145999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67368" calcext:value-type="float">
            <text:p>146736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85105" calcext:value-type="float">
            <text:p>148510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23300" calcext:value-type="float">
            <text:p>15233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54114" calcext:value-type="float">
            <text:p>155411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42006" calcext:value-type="float">
            <text:p>154200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89439" calcext:value-type="float">
            <text:p>158943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65735" calcext:value-type="float">
            <text:p>156573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82818" calcext:value-type="float">
            <text:p>15828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951192" calcext:value-type="float">
            <text:p>195119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72911" calcext:value-type="float">
            <text:p>207291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65504" calcext:value-type="float">
            <text:p>156550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949078" calcext:value-type="float">
            <text:p>194907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56530" calcext:value-type="float">
            <text:p>155653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556851" calcext:value-type="float">
            <text:p>155685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53229" calcext:value-type="float">
            <text:p>155322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711671" calcext:value-type="float">
            <text:p>171167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90892" calcext:value-type="float">
            <text:p>149089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5940" calcext:value-type="float">
            <text:p>145594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32688" calcext:value-type="float">
            <text:p>153268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547320" calcext:value-type="float">
            <text:p>154732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25037" calcext:value-type="float">
            <text:p>152503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25285" calcext:value-type="float">
            <text:p>152528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866976" calcext:value-type="float">
            <text:p>186697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753661" calcext:value-type="float">
            <text:p>175366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63376" calcext:value-type="float">
            <text:p>156337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63143" calcext:value-type="float">
            <text:p>146314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52219" calcext:value-type="float">
            <text:p>155221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58583" calcext:value-type="float">
            <text:p>155858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08478" calcext:value-type="float">
            <text:p>160847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09131" calcext:value-type="float">
            <text:p>160913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610771" calcext:value-type="float">
            <text:p>161077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722013" calcext:value-type="float">
            <text:p>372201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692496" calcext:value-type="float">
            <text:p>369249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94972" calcext:value-type="float">
            <text:p>369497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677824" calcext:value-type="float">
            <text:p>367782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683862" calcext:value-type="float">
            <text:p>368386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722395" calcext:value-type="float">
            <text:p>372239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89886" calcext:value-type="float">
            <text:p>368988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90157" calcext:value-type="float">
            <text:p>369015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719738" calcext:value-type="float">
            <text:p>371973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96816" calcext:value-type="float">
            <text:p>369681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74813" calcext:value-type="float">
            <text:p>367481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90656" calcext:value-type="float">
            <text:p>369065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21042" calcext:value-type="float">
            <text:p>372104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89448" calcext:value-type="float">
            <text:p>368944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94426" calcext:value-type="float">
            <text:p>369442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78671" calcext:value-type="float">
            <text:p>367867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8346" calcext:value-type="float">
            <text:p>145834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75264" calcext:value-type="float">
            <text:p>147526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86912" calcext:value-type="float">
            <text:p>148691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87135" calcext:value-type="float">
            <text:p>148713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0145" calcext:value-type="float">
            <text:p>145014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63965" calcext:value-type="float">
            <text:p>146396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635708" calcext:value-type="float">
            <text:p>163570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620135" calcext:value-type="float">
            <text:p>162013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37435" calcext:value-type="float">
            <text:p>143743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60993" calcext:value-type="float">
            <text:p>156099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563580" calcext:value-type="float">
            <text:p>156358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22095" calcext:value-type="float">
            <text:p>152209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21483" calcext:value-type="float">
            <text:p>152148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931138" calcext:value-type="float">
            <text:p>193113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51835" calcext:value-type="float">
            <text:p>195183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31379" calcext:value-type="float">
            <text:p>193137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218" calcext:value-type="float">
            <text:p>42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797" calcext:value-type="float">
            <text:p>479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514" calcext:value-type="float">
            <text:p>451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858" calcext:value-type="float">
            <text:p>485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1007" calcext:value-type="float">
            <text:p>145100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8402" calcext:value-type="float">
            <text:p>144840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39597" calcext:value-type="float">
            <text:p>143959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2493" calcext:value-type="float">
            <text:p>144249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34286" calcext:value-type="float">
            <text:p>143428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03663" calcext:value-type="float">
            <text:p>140366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39648" calcext:value-type="float">
            <text:p>143964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31832" calcext:value-type="float">
            <text:p>143183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867065" calcext:value-type="float">
            <text:p>186706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90096" calcext:value-type="float">
            <text:p>149009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85990" calcext:value-type="float">
            <text:p>148599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85171" calcext:value-type="float">
            <text:p>148517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593496" calcext:value-type="float">
            <text:p>159349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593233" calcext:value-type="float">
            <text:p>159323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596448" calcext:value-type="float">
            <text:p>159644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79061" calcext:value-type="float">
            <text:p>157906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559391" calcext:value-type="float">
            <text:p>155939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13195" calcext:value-type="float">
            <text:p>141319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9805" calcext:value-type="float">
            <text:p>145980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68503" calcext:value-type="float">
            <text:p>146850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85391" calcext:value-type="float">
            <text:p>148539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625916" calcext:value-type="float">
            <text:p>16259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562688" calcext:value-type="float">
            <text:p>156268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500507" calcext:value-type="float">
            <text:p>150050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601520" calcext:value-type="float">
            <text:p>160152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596472" calcext:value-type="float">
            <text:p>159647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598930" calcext:value-type="float">
            <text:p>159893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59241" calcext:value-type="float">
            <text:p>155924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559883" calcext:value-type="float">
            <text:p>155988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940166" calcext:value-type="float">
            <text:p>194016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962801" calcext:value-type="float">
            <text:p>196280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939253" calcext:value-type="float">
            <text:p>193925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580756" calcext:value-type="float">
            <text:p>158075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830092" calcext:value-type="float">
            <text:p>183009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619414" calcext:value-type="float">
            <text:p>161941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620053" calcext:value-type="float">
            <text:p>162005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98728" calcext:value-type="float">
            <text:p>149872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06262" calcext:value-type="float">
            <text:p>150626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523268" calcext:value-type="float">
            <text:p>152326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08579" calcext:value-type="float">
            <text:p>150857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636464" calcext:value-type="float">
            <text:p>363646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632031" calcext:value-type="float">
            <text:p>363203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631721" calcext:value-type="float">
            <text:p>363172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638340" calcext:value-type="float">
            <text:p>363834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676719" calcext:value-type="float">
            <text:p>367671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681394" calcext:value-type="float">
            <text:p>368139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667147" calcext:value-type="float">
            <text:p>366714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688307" calcext:value-type="float">
            <text:p>368830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632838" calcext:value-type="float">
            <text:p>363283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647094" calcext:value-type="float">
            <text:p>364709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657186" calcext:value-type="float">
            <text:p>365718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656942" calcext:value-type="float">
            <text:p>365694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685213" calcext:value-type="float">
            <text:p>368521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687853" calcext:value-type="float">
            <text:p>368785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688657" calcext:value-type="float">
            <text:p>368865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691106" calcext:value-type="float">
            <text:p>369110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99788" calcext:value-type="float">
            <text:p>149978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81631" calcext:value-type="float">
            <text:p>148163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96297" calcext:value-type="float">
            <text:p>149629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510265" calcext:value-type="float">
            <text:p>151026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592436" calcext:value-type="float">
            <text:p>159243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591743" calcext:value-type="float">
            <text:p>159174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616626" calcext:value-type="float">
            <text:p>161662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916232" calcext:value-type="float">
            <text:p>191623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540908" calcext:value-type="float">
            <text:p>154090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513648" calcext:value-type="float">
            <text:p>151364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507182" calcext:value-type="float">
            <text:p>150718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12789" calcext:value-type="float">
            <text:p>151278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7071" calcext:value-type="float">
            <text:p>145707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99448" calcext:value-type="float">
            <text:p>149944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93531" calcext:value-type="float">
            <text:p>149353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08515" calcext:value-type="float">
            <text:p>150851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214" calcext:value-type="float">
            <text:p>521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596" calcext:value-type="float">
            <text:p>559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403" calcext:value-type="float">
            <text:p>540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7762" calcext:value-type="float">
            <text:p>145776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7893" calcext:value-type="float">
            <text:p>144789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92807" calcext:value-type="float">
            <text:p>149280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950691" calcext:value-type="float">
            <text:p>195069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927160" calcext:value-type="float">
            <text:p>192716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93703" calcext:value-type="float">
            <text:p>149370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91618" calcext:value-type="float">
            <text:p>14916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58294" calcext:value-type="float">
            <text:p>195829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553021" calcext:value-type="float">
            <text:p>155302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552904" calcext:value-type="float">
            <text:p>155290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82070" calcext:value-type="float">
            <text:p>148207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66246" calcext:value-type="float">
            <text:p>146624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528225" calcext:value-type="float">
            <text:p>152822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557564" calcext:value-type="float">
            <text:p>155756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58714" calcext:value-type="float">
            <text:p>155871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01615" calcext:value-type="float">
            <text:p>1501615</text:p>
          </table:table-cell>
        </table:table-row>
      </table:table>
      <table:table table:name="salida_esc2" table:style-name="ta1">
        <table:shapes>
          <draw:frame draw:z-index="0" draw:style-name="gr1" draw:text-style-name="P1" svg:width="160.05mm" svg:height="90.05mm" svg:x="55.64mm" svg:y="14.87mm">
            <draw:object draw:notify-on-update-of-ranges="salida_esc2.B1:salida_esc2.B96 salida_esc2.B1:salida_esc2.B9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7483" calcext:value-type="float">
            <text:p>16374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27444" calcext:value-type="float">
            <text:p>1627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21496" calcext:value-type="float">
            <text:p>16214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27229" calcext:value-type="float">
            <text:p>16272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98361" calcext:value-type="float">
            <text:p>15983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4641" calcext:value-type="float">
            <text:p>16046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4805" calcext:value-type="float">
            <text:p>16048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97519" calcext:value-type="float">
            <text:p>15975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35497" calcext:value-type="float">
            <text:p>15354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4606" calcext:value-type="float">
            <text:p>15346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32680" calcext:value-type="float">
            <text:p>15326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30011" calcext:value-type="float">
            <text:p>15300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06990" calcext:value-type="float">
            <text:p>16069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09739" calcext:value-type="float">
            <text:p>16097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16273" calcext:value-type="float">
            <text:p>16162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9019" calcext:value-type="float">
            <text:p>16090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0060" calcext:value-type="float">
            <text:p>16300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37320" calcext:value-type="float">
            <text:p>16373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35781" calcext:value-type="float">
            <text:p>16357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36542" calcext:value-type="float">
            <text:p>16365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32372" calcext:value-type="float">
            <text:p>16323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33793" calcext:value-type="float">
            <text:p>16337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35048" calcext:value-type="float">
            <text:p>16350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32905" calcext:value-type="float">
            <text:p>16329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89467" calcext:value-type="float">
            <text:p>15894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84025" calcext:value-type="float">
            <text:p>15840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82538" calcext:value-type="float">
            <text:p>15825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82286" calcext:value-type="float">
            <text:p>15822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21683" calcext:value-type="float">
            <text:p>16216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17518" calcext:value-type="float">
            <text:p>16175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20244" calcext:value-type="float">
            <text:p>16202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20442" calcext:value-type="float">
            <text:p>16204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26130" calcext:value-type="float">
            <text:p>15261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28696" calcext:value-type="float">
            <text:p>15286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23793" calcext:value-type="float">
            <text:p>15237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26351" calcext:value-type="float">
            <text:p>15263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37850" calcext:value-type="float">
            <text:p>16378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32392" calcext:value-type="float">
            <text:p>16323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37523" calcext:value-type="float">
            <text:p>16375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35333" calcext:value-type="float">
            <text:p>1635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85966" calcext:value-type="float">
            <text:p>15859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87997" calcext:value-type="float">
            <text:p>15879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88961" calcext:value-type="float">
            <text:p>15889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91559" calcext:value-type="float">
            <text:p>15915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23795" calcext:value-type="float">
            <text:p>16237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29047" calcext:value-type="float">
            <text:p>16290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12185" calcext:value-type="float">
            <text:p>16121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11322" calcext:value-type="float">
            <text:p>16113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15606" calcext:value-type="float">
            <text:p>16156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14224" calcext:value-type="float">
            <text:p>16142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19719" calcext:value-type="float">
            <text:p>16197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20559" calcext:value-type="float">
            <text:p>16205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34983" calcext:value-type="float">
            <text:p>16349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35465" calcext:value-type="float">
            <text:p>16354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31808" calcext:value-type="float">
            <text:p>16318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33627" calcext:value-type="float">
            <text:p>16336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87692" calcext:value-type="float">
            <text:p>15876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88241" calcext:value-type="float">
            <text:p>15882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87391" calcext:value-type="float">
            <text:p>15873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83223" calcext:value-type="float">
            <text:p>15832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75866" calcext:value-type="float">
            <text:p>15758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73820" calcext:value-type="float">
            <text:p>15738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73448" calcext:value-type="float">
            <text:p>15734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77764" calcext:value-type="float">
            <text:p>15777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80921" calcext:value-type="float">
            <text:p>15809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79537" calcext:value-type="float">
            <text:p>15795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76791" calcext:value-type="float">
            <text:p>15767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91493" calcext:value-type="float">
            <text:p>15914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75743" calcext:value-type="float">
            <text:p>15757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78450" calcext:value-type="float">
            <text:p>15784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76205" calcext:value-type="float">
            <text:p>15762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80660" calcext:value-type="float">
            <text:p>15806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37562" calcext:value-type="float">
            <text:p>16375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37800" calcext:value-type="float">
            <text:p>16378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30099" calcext:value-type="float">
            <text:p>16300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28553" calcext:value-type="float">
            <text:p>16285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02171" calcext:value-type="float">
            <text:p>16021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05881" calcext:value-type="float">
            <text:p>16058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04223" calcext:value-type="float">
            <text:p>16042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03617" calcext:value-type="float">
            <text:p>16036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17448" calcext:value-type="float">
            <text:p>16174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19620" calcext:value-type="float">
            <text:p>161962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16745" calcext:value-type="float">
            <text:p>16167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18678" calcext:value-type="float">
            <text:p>16186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89210" calcext:value-type="float">
            <text:p>15892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92537" calcext:value-type="float">
            <text:p>15925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93277" calcext:value-type="float">
            <text:p>15932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86577" calcext:value-type="float">
            <text:p>15865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27686" calcext:value-type="float">
            <text:p>15276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20001" calcext:value-type="float">
            <text:p>1520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19352" calcext:value-type="float">
            <text:p>15193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22804" calcext:value-type="float">
            <text:p>15228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17522" calcext:value-type="float">
            <text:p>16175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17223" calcext:value-type="float">
            <text:p>16172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16157" calcext:value-type="float">
            <text:p>16161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18670" calcext:value-type="float">
            <text:p>1618670</text:p>
          </table:table-cell>
        </table:table-row>
      </table:table>
      <table:table table:name="salida_esc1" table:style-name="ta1">
        <table:shapes>
          <draw:frame draw:z-index="0" draw:style-name="gr1" draw:text-style-name="P1" svg:width="159.99mm" svg:height="89.99mm" svg:x="24.31mm" svg:y="1mm">
            <draw:object draw:notify-on-update-of-ranges="salida_esc1.B1:salida_esc1.B40 salida_esc1.B1:salida_esc1.B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9364" calcext:value-type="float">
            <text:p>14293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7875" calcext:value-type="float">
            <text:p>14578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4338" calcext:value-type="float">
            <text:p>14243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18271" calcext:value-type="float">
            <text:p>15182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4649" calcext:value-type="float">
            <text:p>14046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3781" calcext:value-type="float">
            <text:p>14037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2464" calcext:value-type="float">
            <text:p>1422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5713" calcext:value-type="float">
            <text:p>14257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24515" calcext:value-type="float">
            <text:p>14245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27524" calcext:value-type="float">
            <text:p>14275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15792" calcext:value-type="float">
            <text:p>14157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60751" calcext:value-type="float">
            <text:p>1560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53369" calcext:value-type="float">
            <text:p>15533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68440" calcext:value-type="float">
            <text:p>15684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33255" calcext:value-type="float">
            <text:p>15332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67914" calcext:value-type="float">
            <text:p>15679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36879" calcext:value-type="float">
            <text:p>15368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29916" calcext:value-type="float">
            <text:p>15299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68281" calcext:value-type="float">
            <text:p>15682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35275" calcext:value-type="float">
            <text:p>1535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1852" calcext:value-type="float">
            <text:p>15418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3486" calcext:value-type="float">
            <text:p>15434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67944" calcext:value-type="float">
            <text:p>15679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32664" calcext:value-type="float">
            <text:p>15326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50897" calcext:value-type="float">
            <text:p>15508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23496" calcext:value-type="float">
            <text:p>14234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33700" calcext:value-type="float">
            <text:p>14337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5871" calcext:value-type="float">
            <text:p>14558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89474" calcext:value-type="float">
            <text:p>14894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27450" calcext:value-type="float">
            <text:p>14274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218" calcext:value-type="float">
            <text:p>14432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12475" calcext:value-type="float">
            <text:p>15124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35428" calcext:value-type="float">
            <text:p>14354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18433" calcext:value-type="float">
            <text:p>15184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27104" calcext:value-type="float">
            <text:p>15271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27776" calcext:value-type="float">
            <text:p>15277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28206" calcext:value-type="float">
            <text:p>15282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35874" calcext:value-type="float">
            <text:p>15358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12590" calcext:value-type="float">
            <text:p>14125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36390" calcext:value-type="float">
            <text:p>1436390</text:p>
          </table:table-cell>
        </table:table-row>
      </table:table>
      <table:named-expressions/>
      <table:database-ranges>
        <table:database-range table:name="__Anonymous_Sheet_DB__0" table:target-range-address="salida_esc3.A1:salida_esc3.B1048576" table:contains-header="false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" table:target-range-address="salida_esc2.A1:salida_esc2.B1048576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9T21:29:05.624466394</dc:date>
    <meta:editing-duration>PT4M25S</meta:editing-duration>
    <meta:editing-cycles>1</meta:editing-cycles>
    <meta:document-statistic meta:table-count="3" meta:cell-count="1248" meta:object-count="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0" chart:style-name="ch1">
        <chart:legend chart:legend-position="end" svg:x="12.963cm" svg:y="3.952cm" style:legend-expansion="high" chart:style-name="ch2"/>
        <chart:plot-area chart:style-name="ch3" table:cell-range-address="salida_esc1.B1:salida_esc1.B40" svg:x="1.331cm" svg:y="0.18cm" svg:width="11.312cm" svg:height="7.659cm">
          <chartooo:coordinate-region svg:x="2.878cm" svg:y="0.379cm" svg:width="9.625cm" svg:height="6.668cm"/>
          <chart:axis chart:dimension="x" chart:name="primary-x" chart:style-name="ch4">
            <chart:title svg:x="6.11cm" svg:y="8.019cm" chart:style-name="ch5">
              <text:p>Num. envío</text:p>
            </chart:title>
          </chart:axis>
          <chart:axis chart:dimension="y" chart:name="primary-y" chart:style-name="ch4">
            <chart:title svg:x="0.451cm" svg:y="5.826cm" chart:style-name="ch6">
              <text:p>Tiempo(microsegundos)</text:p>
            </chart:title>
            <chart:grid chart:style-name="ch7" chart:class="major"/>
          </chart:axis>
          <chart:series chart:style-name="ch8" chart:values-cell-range-address="salida_esc1.B1:salida_esc1.B40" chart:class="chart:line">
            <chart:data-point chart:repeated="40"/>
          </chart:series>
          <chart:series chart:style-name="ch9" chart:values-cell-range-address="salida_esc1.B1:salida_esc1.B40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9364">
                <text:p>1429364</text:p>
                <draw:g>
                  <svg:desc>salida_esc1.B1:salida_esc1.B40</svg:desc>
                </draw:g>
              </table:table-cell>
              <table:table-cell office:value-type="float" office:value="1429364">
                <text:p>1429364</text:p>
                <draw:g>
                  <svg:desc>salida_esc1.B1:salida_esc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7875">
                <text:p>1457875</text:p>
              </table:table-cell>
              <table:table-cell office:value-type="float" office:value="1457875">
                <text:p>1457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4338">
                <text:p>1424338</text:p>
              </table:table-cell>
              <table:table-cell office:value-type="float" office:value="1424338">
                <text:p>14243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8271">
                <text:p>1518271</text:p>
              </table:table-cell>
              <table:table-cell office:value-type="float" office:value="1518271">
                <text:p>1518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4649">
                <text:p>1404649</text:p>
              </table:table-cell>
              <table:table-cell office:value-type="float" office:value="1404649">
                <text:p>1404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3781">
                <text:p>1403781</text:p>
              </table:table-cell>
              <table:table-cell office:value-type="float" office:value="1403781">
                <text:p>1403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2464">
                <text:p>1422464</text:p>
              </table:table-cell>
              <table:table-cell office:value-type="float" office:value="1422464">
                <text:p>1422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25713">
                <text:p>1425713</text:p>
              </table:table-cell>
              <table:table-cell office:value-type="float" office:value="1425713">
                <text:p>1425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4515">
                <text:p>1424515</text:p>
              </table:table-cell>
              <table:table-cell office:value-type="float" office:value="1424515">
                <text:p>1424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7524">
                <text:p>1427524</text:p>
              </table:table-cell>
              <table:table-cell office:value-type="float" office:value="1427524">
                <text:p>1427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5792">
                <text:p>1415792</text:p>
              </table:table-cell>
              <table:table-cell office:value-type="float" office:value="1415792">
                <text:p>1415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0751">
                <text:p>1560751</text:p>
              </table:table-cell>
              <table:table-cell office:value-type="float" office:value="1560751">
                <text:p>1560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3369">
                <text:p>1553369</text:p>
              </table:table-cell>
              <table:table-cell office:value-type="float" office:value="1553369">
                <text:p>1553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68440">
                <text:p>1568440</text:p>
              </table:table-cell>
              <table:table-cell office:value-type="float" office:value="1568440">
                <text:p>15684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3255">
                <text:p>1533255</text:p>
              </table:table-cell>
              <table:table-cell office:value-type="float" office:value="1533255">
                <text:p>1533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7914">
                <text:p>1567914</text:p>
              </table:table-cell>
              <table:table-cell office:value-type="float" office:value="1567914">
                <text:p>15679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36879">
                <text:p>1536879</text:p>
              </table:table-cell>
              <table:table-cell office:value-type="float" office:value="1536879">
                <text:p>1536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29916">
                <text:p>1529916</text:p>
              </table:table-cell>
              <table:table-cell office:value-type="float" office:value="1529916">
                <text:p>15299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8281">
                <text:p>1568281</text:p>
              </table:table-cell>
              <table:table-cell office:value-type="float" office:value="1568281">
                <text:p>15682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35275">
                <text:p>1535275</text:p>
              </table:table-cell>
              <table:table-cell office:value-type="float" office:value="1535275">
                <text:p>1535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1852">
                <text:p>1541852</text:p>
              </table:table-cell>
              <table:table-cell office:value-type="float" office:value="1541852">
                <text:p>15418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3486">
                <text:p>1543486</text:p>
              </table:table-cell>
              <table:table-cell office:value-type="float" office:value="1543486">
                <text:p>15434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67944">
                <text:p>1567944</text:p>
              </table:table-cell>
              <table:table-cell office:value-type="float" office:value="1567944">
                <text:p>1567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32664">
                <text:p>1532664</text:p>
              </table:table-cell>
              <table:table-cell office:value-type="float" office:value="1532664">
                <text:p>1532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0897">
                <text:p>1550897</text:p>
              </table:table-cell>
              <table:table-cell office:value-type="float" office:value="1550897">
                <text:p>15508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23496">
                <text:p>1423496</text:p>
              </table:table-cell>
              <table:table-cell office:value-type="float" office:value="1423496">
                <text:p>14234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33700">
                <text:p>1433700</text:p>
              </table:table-cell>
              <table:table-cell office:value-type="float" office:value="1433700">
                <text:p>14337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5871">
                <text:p>1455871</text:p>
              </table:table-cell>
              <table:table-cell office:value-type="float" office:value="1455871">
                <text:p>14558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89474">
                <text:p>1489474</text:p>
              </table:table-cell>
              <table:table-cell office:value-type="float" office:value="1489474">
                <text:p>14894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27450">
                <text:p>1427450</text:p>
              </table:table-cell>
              <table:table-cell office:value-type="float" office:value="1427450">
                <text:p>14274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43218">
                <text:p>1443218</text:p>
              </table:table-cell>
              <table:table-cell office:value-type="float" office:value="1443218">
                <text:p>14432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12475">
                <text:p>1512475</text:p>
              </table:table-cell>
              <table:table-cell office:value-type="float" office:value="1512475">
                <text:p>1512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35428">
                <text:p>1435428</text:p>
              </table:table-cell>
              <table:table-cell office:value-type="float" office:value="1435428">
                <text:p>14354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18433">
                <text:p>1518433</text:p>
              </table:table-cell>
              <table:table-cell office:value-type="float" office:value="1518433">
                <text:p>15184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27104">
                <text:p>1527104</text:p>
              </table:table-cell>
              <table:table-cell office:value-type="float" office:value="1527104">
                <text:p>15271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27776">
                <text:p>1527776</text:p>
              </table:table-cell>
              <table:table-cell office:value-type="float" office:value="1527776">
                <text:p>15277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28206">
                <text:p>1528206</text:p>
              </table:table-cell>
              <table:table-cell office:value-type="float" office:value="1528206">
                <text:p>15282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35874">
                <text:p>1535874</text:p>
              </table:table-cell>
              <table:table-cell office:value-type="float" office:value="1535874">
                <text:p>15358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12590">
                <text:p>1412590</text:p>
              </table:table-cell>
              <table:table-cell office:value-type="float" office:value="1412590">
                <text:p>14125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6390">
                <text:p>1436390</text:p>
              </table:table-cell>
              <table:table-cell office:value-type="float" office:value="1436390">
                <text:p>14363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column-mapping="0 0" chart:style-name="ch1">
        <chart:legend chart:legend-position="end" svg:x="12.969cm" svg:y="3.955cm" style:legend-expansion="high" chart:style-name="ch2"/>
        <chart:plot-area chart:style-name="ch3" table:cell-range-address="salida_esc2.B1:salida_esc2.B96" svg:x="1.331cm" svg:y="0.18cm" svg:width="11.318cm" svg:height="7.665cm">
          <chartooo:coordinate-region svg:x="2.878cm" svg:y="0.379cm" svg:width="9.771cm" svg:height="6.674cm"/>
          <chart:axis chart:dimension="x" chart:name="primary-x" chart:style-name="ch4">
            <chart:title svg:x="6.113cm" svg:y="8.025cm" chart:style-name="ch5">
              <text:p>Num. envío</text:p>
            </chart:title>
          </chart:axis>
          <chart:axis chart:dimension="y" chart:name="primary-y" chart:style-name="ch4">
            <chart:title svg:x="0.451cm" svg:y="5.829cm" chart:style-name="ch6">
              <text:p>Tiempo(microsegundos)</text:p>
            </chart:title>
            <chart:grid chart:style-name="ch7" chart:class="major"/>
          </chart:axis>
          <chart:series chart:style-name="ch8" chart:values-cell-range-address="salida_esc2.B1:salida_esc2.B96" chart:class="chart:line">
            <chart:data-point chart:repeated="96"/>
          </chart:series>
          <chart:series chart:style-name="ch9" chart:values-cell-range-address="salida_esc2.B1:salida_esc2.B96" chart:class="chart:line">
            <chart:data-point chart:repeated="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7483">
                <text:p>1637483</text:p>
                <draw:g>
                  <svg:desc>salida_esc2.B1:salida_esc2.B96</svg:desc>
                </draw:g>
              </table:table-cell>
              <table:table-cell office:value-type="float" office:value="1637483">
                <text:p>1637483</text:p>
                <draw:g>
                  <svg:desc>salida_esc2.B1:salida_esc2.B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27444">
                <text:p>1627444</text:p>
              </table:table-cell>
              <table:table-cell office:value-type="float" office:value="1627444">
                <text:p>1627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21496">
                <text:p>1621496</text:p>
              </table:table-cell>
              <table:table-cell office:value-type="float" office:value="1621496">
                <text:p>1621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7229">
                <text:p>1627229</text:p>
              </table:table-cell>
              <table:table-cell office:value-type="float" office:value="1627229">
                <text:p>1627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98361">
                <text:p>1598361</text:p>
              </table:table-cell>
              <table:table-cell office:value-type="float" office:value="1598361">
                <text:p>1598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4641">
                <text:p>1604641</text:p>
              </table:table-cell>
              <table:table-cell office:value-type="float" office:value="1604641">
                <text:p>16046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4805">
                <text:p>1604805</text:p>
              </table:table-cell>
              <table:table-cell office:value-type="float" office:value="1604805">
                <text:p>1604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97519">
                <text:p>1597519</text:p>
              </table:table-cell>
              <table:table-cell office:value-type="float" office:value="1597519">
                <text:p>1597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35497">
                <text:p>1535497</text:p>
              </table:table-cell>
              <table:table-cell office:value-type="float" office:value="1535497">
                <text:p>1535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4606">
                <text:p>1534606</text:p>
              </table:table-cell>
              <table:table-cell office:value-type="float" office:value="1534606">
                <text:p>1534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32680">
                <text:p>1532680</text:p>
              </table:table-cell>
              <table:table-cell office:value-type="float" office:value="1532680">
                <text:p>15326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30011">
                <text:p>1530011</text:p>
              </table:table-cell>
              <table:table-cell office:value-type="float" office:value="1530011">
                <text:p>15300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6990">
                <text:p>1606990</text:p>
              </table:table-cell>
              <table:table-cell office:value-type="float" office:value="1606990">
                <text:p>16069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9739">
                <text:p>1609739</text:p>
              </table:table-cell>
              <table:table-cell office:value-type="float" office:value="1609739">
                <text:p>1609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6273">
                <text:p>1616273</text:p>
              </table:table-cell>
              <table:table-cell office:value-type="float" office:value="1616273">
                <text:p>1616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9019">
                <text:p>1609019</text:p>
              </table:table-cell>
              <table:table-cell office:value-type="float" office:value="1609019">
                <text:p>1609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0060">
                <text:p>1630060</text:p>
              </table:table-cell>
              <table:table-cell office:value-type="float" office:value="1630060">
                <text:p>16300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7320">
                <text:p>1637320</text:p>
              </table:table-cell>
              <table:table-cell office:value-type="float" office:value="1637320">
                <text:p>16373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5781">
                <text:p>1635781</text:p>
              </table:table-cell>
              <table:table-cell office:value-type="float" office:value="1635781">
                <text:p>1635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6542">
                <text:p>1636542</text:p>
              </table:table-cell>
              <table:table-cell office:value-type="float" office:value="1636542">
                <text:p>16365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2372">
                <text:p>1632372</text:p>
              </table:table-cell>
              <table:table-cell office:value-type="float" office:value="1632372">
                <text:p>16323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33793">
                <text:p>1633793</text:p>
              </table:table-cell>
              <table:table-cell office:value-type="float" office:value="1633793">
                <text:p>16337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35048">
                <text:p>1635048</text:p>
              </table:table-cell>
              <table:table-cell office:value-type="float" office:value="1635048">
                <text:p>1635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32905">
                <text:p>1632905</text:p>
              </table:table-cell>
              <table:table-cell office:value-type="float" office:value="1632905">
                <text:p>16329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9467">
                <text:p>1589467</text:p>
              </table:table-cell>
              <table:table-cell office:value-type="float" office:value="1589467">
                <text:p>1589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84025">
                <text:p>1584025</text:p>
              </table:table-cell>
              <table:table-cell office:value-type="float" office:value="1584025">
                <text:p>15840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2538">
                <text:p>1582538</text:p>
              </table:table-cell>
              <table:table-cell office:value-type="float" office:value="1582538">
                <text:p>15825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82286">
                <text:p>1582286</text:p>
              </table:table-cell>
              <table:table-cell office:value-type="float" office:value="1582286">
                <text:p>1582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21683">
                <text:p>1621683</text:p>
              </table:table-cell>
              <table:table-cell office:value-type="float" office:value="1621683">
                <text:p>16216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17518">
                <text:p>1617518</text:p>
              </table:table-cell>
              <table:table-cell office:value-type="float" office:value="1617518">
                <text:p>16175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0244">
                <text:p>1620244</text:p>
              </table:table-cell>
              <table:table-cell office:value-type="float" office:value="1620244">
                <text:p>16202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20442">
                <text:p>1620442</text:p>
              </table:table-cell>
              <table:table-cell office:value-type="float" office:value="1620442">
                <text:p>16204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26130">
                <text:p>1526130</text:p>
              </table:table-cell>
              <table:table-cell office:value-type="float" office:value="1526130">
                <text:p>15261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28696">
                <text:p>1528696</text:p>
              </table:table-cell>
              <table:table-cell office:value-type="float" office:value="1528696">
                <text:p>15286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23793">
                <text:p>1523793</text:p>
              </table:table-cell>
              <table:table-cell office:value-type="float" office:value="1523793">
                <text:p>15237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26351">
                <text:p>1526351</text:p>
              </table:table-cell>
              <table:table-cell office:value-type="float" office:value="1526351">
                <text:p>15263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37850">
                <text:p>1637850</text:p>
              </table:table-cell>
              <table:table-cell office:value-type="float" office:value="1637850">
                <text:p>16378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2392">
                <text:p>1632392</text:p>
              </table:table-cell>
              <table:table-cell office:value-type="float" office:value="1632392">
                <text:p>16323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7523">
                <text:p>1637523</text:p>
              </table:table-cell>
              <table:table-cell office:value-type="float" office:value="1637523">
                <text:p>16375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35333">
                <text:p>1635333</text:p>
              </table:table-cell>
              <table:table-cell office:value-type="float" office:value="1635333">
                <text:p>1635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85966">
                <text:p>1585966</text:p>
              </table:table-cell>
              <table:table-cell office:value-type="float" office:value="1585966">
                <text:p>15859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87997">
                <text:p>1587997</text:p>
              </table:table-cell>
              <table:table-cell office:value-type="float" office:value="1587997">
                <text:p>1587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8961">
                <text:p>1588961</text:p>
              </table:table-cell>
              <table:table-cell office:value-type="float" office:value="1588961">
                <text:p>15889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91559">
                <text:p>1591559</text:p>
              </table:table-cell>
              <table:table-cell office:value-type="float" office:value="1591559">
                <text:p>15915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23795">
                <text:p>1623795</text:p>
              </table:table-cell>
              <table:table-cell office:value-type="float" office:value="1623795">
                <text:p>16237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29047">
                <text:p>1629047</text:p>
              </table:table-cell>
              <table:table-cell office:value-type="float" office:value="1629047">
                <text:p>16290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12185">
                <text:p>1612185</text:p>
              </table:table-cell>
              <table:table-cell office:value-type="float" office:value="1612185">
                <text:p>16121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11322">
                <text:p>1611322</text:p>
              </table:table-cell>
              <table:table-cell office:value-type="float" office:value="1611322">
                <text:p>16113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15606">
                <text:p>1615606</text:p>
              </table:table-cell>
              <table:table-cell office:value-type="float" office:value="1615606">
                <text:p>16156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14224">
                <text:p>1614224</text:p>
              </table:table-cell>
              <table:table-cell office:value-type="float" office:value="1614224">
                <text:p>16142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19719">
                <text:p>1619719</text:p>
              </table:table-cell>
              <table:table-cell office:value-type="float" office:value="1619719">
                <text:p>16197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20559">
                <text:p>1620559</text:p>
              </table:table-cell>
              <table:table-cell office:value-type="float" office:value="1620559">
                <text:p>16205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34983">
                <text:p>1634983</text:p>
              </table:table-cell>
              <table:table-cell office:value-type="float" office:value="1634983">
                <text:p>16349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35465">
                <text:p>1635465</text:p>
              </table:table-cell>
              <table:table-cell office:value-type="float" office:value="1635465">
                <text:p>16354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31808">
                <text:p>1631808</text:p>
              </table:table-cell>
              <table:table-cell office:value-type="float" office:value="1631808">
                <text:p>16318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33627">
                <text:p>1633627</text:p>
              </table:table-cell>
              <table:table-cell office:value-type="float" office:value="1633627">
                <text:p>16336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87692">
                <text:p>1587692</text:p>
              </table:table-cell>
              <table:table-cell office:value-type="float" office:value="1587692">
                <text:p>15876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88241">
                <text:p>1588241</text:p>
              </table:table-cell>
              <table:table-cell office:value-type="float" office:value="1588241">
                <text:p>15882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87391">
                <text:p>1587391</text:p>
              </table:table-cell>
              <table:table-cell office:value-type="float" office:value="1587391">
                <text:p>15873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83223">
                <text:p>1583223</text:p>
              </table:table-cell>
              <table:table-cell office:value-type="float" office:value="1583223">
                <text:p>15832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5866">
                <text:p>1575866</text:p>
              </table:table-cell>
              <table:table-cell office:value-type="float" office:value="1575866">
                <text:p>15758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73820">
                <text:p>1573820</text:p>
              </table:table-cell>
              <table:table-cell office:value-type="float" office:value="1573820">
                <text:p>15738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73448">
                <text:p>1573448</text:p>
              </table:table-cell>
              <table:table-cell office:value-type="float" office:value="1573448">
                <text:p>15734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77764">
                <text:p>1577764</text:p>
              </table:table-cell>
              <table:table-cell office:value-type="float" office:value="1577764">
                <text:p>15777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0921">
                <text:p>1580921</text:p>
              </table:table-cell>
              <table:table-cell office:value-type="float" office:value="1580921">
                <text:p>15809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79537">
                <text:p>1579537</text:p>
              </table:table-cell>
              <table:table-cell office:value-type="float" office:value="1579537">
                <text:p>15795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76791">
                <text:p>1576791</text:p>
              </table:table-cell>
              <table:table-cell office:value-type="float" office:value="1576791">
                <text:p>15767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91493">
                <text:p>1591493</text:p>
              </table:table-cell>
              <table:table-cell office:value-type="float" office:value="1591493">
                <text:p>15914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75743">
                <text:p>1575743</text:p>
              </table:table-cell>
              <table:table-cell office:value-type="float" office:value="1575743">
                <text:p>15757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78450">
                <text:p>1578450</text:p>
              </table:table-cell>
              <table:table-cell office:value-type="float" office:value="1578450">
                <text:p>15784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76205">
                <text:p>1576205</text:p>
              </table:table-cell>
              <table:table-cell office:value-type="float" office:value="1576205">
                <text:p>15762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80660">
                <text:p>1580660</text:p>
              </table:table-cell>
              <table:table-cell office:value-type="float" office:value="1580660">
                <text:p>15806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37562">
                <text:p>1637562</text:p>
              </table:table-cell>
              <table:table-cell office:value-type="float" office:value="1637562">
                <text:p>16375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37800">
                <text:p>1637800</text:p>
              </table:table-cell>
              <table:table-cell office:value-type="float" office:value="1637800">
                <text:p>16378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30099">
                <text:p>1630099</text:p>
              </table:table-cell>
              <table:table-cell office:value-type="float" office:value="1630099">
                <text:p>16300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28553">
                <text:p>1628553</text:p>
              </table:table-cell>
              <table:table-cell office:value-type="float" office:value="1628553">
                <text:p>16285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02171">
                <text:p>1602171</text:p>
              </table:table-cell>
              <table:table-cell office:value-type="float" office:value="1602171">
                <text:p>16021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5881">
                <text:p>1605881</text:p>
              </table:table-cell>
              <table:table-cell office:value-type="float" office:value="1605881">
                <text:p>16058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4223">
                <text:p>1604223</text:p>
              </table:table-cell>
              <table:table-cell office:value-type="float" office:value="1604223">
                <text:p>16042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3617">
                <text:p>1603617</text:p>
              </table:table-cell>
              <table:table-cell office:value-type="float" office:value="1603617">
                <text:p>16036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7448">
                <text:p>1617448</text:p>
              </table:table-cell>
              <table:table-cell office:value-type="float" office:value="1617448">
                <text:p>16174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19620">
                <text:p>1619620</text:p>
              </table:table-cell>
              <table:table-cell office:value-type="float" office:value="1619620">
                <text:p>16196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16745">
                <text:p>1616745</text:p>
              </table:table-cell>
              <table:table-cell office:value-type="float" office:value="1616745">
                <text:p>16167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18678">
                <text:p>1618678</text:p>
              </table:table-cell>
              <table:table-cell office:value-type="float" office:value="1618678">
                <text:p>16186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89210">
                <text:p>1589210</text:p>
              </table:table-cell>
              <table:table-cell office:value-type="float" office:value="1589210">
                <text:p>15892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92537">
                <text:p>1592537</text:p>
              </table:table-cell>
              <table:table-cell office:value-type="float" office:value="1592537">
                <text:p>15925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93277">
                <text:p>1593277</text:p>
              </table:table-cell>
              <table:table-cell office:value-type="float" office:value="1593277">
                <text:p>1593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86577">
                <text:p>1586577</text:p>
              </table:table-cell>
              <table:table-cell office:value-type="float" office:value="1586577">
                <text:p>15865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27686">
                <text:p>1527686</text:p>
              </table:table-cell>
              <table:table-cell office:value-type="float" office:value="1527686">
                <text:p>15276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20001">
                <text:p>1520001</text:p>
              </table:table-cell>
              <table:table-cell office:value-type="float" office:value="1520001">
                <text:p>152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19352">
                <text:p>1519352</text:p>
              </table:table-cell>
              <table:table-cell office:value-type="float" office:value="1519352">
                <text:p>15193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22804">
                <text:p>1522804</text:p>
              </table:table-cell>
              <table:table-cell office:value-type="float" office:value="1522804">
                <text:p>15228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17522">
                <text:p>1617522</text:p>
              </table:table-cell>
              <table:table-cell office:value-type="float" office:value="1617522">
                <text:p>16175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17223">
                <text:p>1617223</text:p>
              </table:table-cell>
              <table:table-cell office:value-type="float" office:value="1617223">
                <text:p>16172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16157">
                <text:p>1616157</text:p>
              </table:table-cell>
              <table:table-cell office:value-type="float" office:value="1616157">
                <text:p>16161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18670">
                <text:p>1618670</text:p>
              </table:table-cell>
              <table:table-cell office:value-type="float" office:value="1618670">
                <text:p>16186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1cm" svg:height="10.674cm" xlink:href=".." xlink:type="simple" chart:class="chart:line" chart:column-mapping="0 0" chart:style-name="ch1">
        <chart:legend chart:legend-position="end" svg:x="24.063cm" svg:y="4.789cm" style:legend-expansion="high" chart:style-name="ch2"/>
        <chart:plot-area chart:style-name="ch3" table:cell-range-address="salida_esc3.B1:salida_esc3.B488" svg:x="1.553cm" svg:y="0.213cm" svg:width="21.968cm" svg:height="9.267cm">
          <chartooo:coordinate-region svg:x="3.1cm" svg:y="0.334cm" svg:width="20.421cm" svg:height="8.144cm"/>
          <chart:axis chart:dimension="x" chart:name="primary-x" chart:style-name="ch4">
            <chart:title svg:x="11.66cm" svg:y="9.693cm" chart:style-name="ch5">
              <text:p>Num. envío</text:p>
            </chart:title>
          </chart:axis>
          <chart:axis chart:dimension="y" chart:name="primary-y" chart:style-name="ch4">
            <chart:title svg:x="0.451cm" svg:y="6.663cm" chart:style-name="ch6">
              <text:p>Tiempo(microsegundos)</text:p>
            </chart:title>
            <chart:grid chart:style-name="ch7" chart:class="major"/>
          </chart:axis>
          <chart:series chart:style-name="ch8" chart:values-cell-range-address="salida_esc3.B1:salida_esc3.B488" chart:class="chart:line">
            <chart:data-point chart:repeated="488"/>
          </chart:series>
          <chart:series chart:style-name="ch9" chart:values-cell-range-address="salida_esc3.B1:salida_esc3.B488" chart:class="chart:line">
            <chart:data-point chart:repeated="48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57975">
                <text:p>1557975</text:p>
                <draw:g>
                  <svg:desc>salida_esc3.B1:salida_esc3.B488</svg:desc>
                </draw:g>
              </table:table-cell>
              <table:table-cell office:value-type="float" office:value="1557975">
                <text:p>1557975</text:p>
                <draw:g>
                  <svg:desc>salida_esc3.B1:salida_esc3.B4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4547">
                <text:p>1744547</text:p>
              </table:table-cell>
              <table:table-cell office:value-type="float" office:value="1744547">
                <text:p>1744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91270">
                <text:p>2191270</text:p>
              </table:table-cell>
              <table:table-cell office:value-type="float" office:value="2191270">
                <text:p>21912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29457">
                <text:p>2329457</text:p>
              </table:table-cell>
              <table:table-cell office:value-type="float" office:value="2329457">
                <text:p>2329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8397">
                <text:p>1538397</text:p>
              </table:table-cell>
              <table:table-cell office:value-type="float" office:value="1538397">
                <text:p>1538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46221">
                <text:p>1546221</text:p>
              </table:table-cell>
              <table:table-cell office:value-type="float" office:value="1546221">
                <text:p>1546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4557">
                <text:p>1544557</text:p>
              </table:table-cell>
              <table:table-cell office:value-type="float" office:value="1544557">
                <text:p>1544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7696">
                <text:p>1457696</text:p>
              </table:table-cell>
              <table:table-cell office:value-type="float" office:value="1457696">
                <text:p>1457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46819">
                <text:p>1546819</text:p>
              </table:table-cell>
              <table:table-cell office:value-type="float" office:value="1546819">
                <text:p>1546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16701">
                <text:p>2416701</text:p>
              </table:table-cell>
              <table:table-cell office:value-type="float" office:value="2416701">
                <text:p>2416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65517">
                <text:p>1865517</text:p>
              </table:table-cell>
              <table:table-cell office:value-type="float" office:value="1865517">
                <text:p>18655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49225">
                <text:p>2149225</text:p>
              </table:table-cell>
              <table:table-cell office:value-type="float" office:value="2149225">
                <text:p>2149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3179">
                <text:p>1553179</text:p>
              </table:table-cell>
              <table:table-cell office:value-type="float" office:value="1553179">
                <text:p>15531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83297">
                <text:p>1683297</text:p>
              </table:table-cell>
              <table:table-cell office:value-type="float" office:value="1683297">
                <text:p>16832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71457">
                <text:p>2071457</text:p>
              </table:table-cell>
              <table:table-cell office:value-type="float" office:value="2071457">
                <text:p>20714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96740">
                <text:p>2196740</text:p>
              </table:table-cell>
              <table:table-cell office:value-type="float" office:value="2196740">
                <text:p>21967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53667">
                <text:p>1553667</text:p>
              </table:table-cell>
              <table:table-cell office:value-type="float" office:value="1553667">
                <text:p>1553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6424">
                <text:p>1446424</text:p>
              </table:table-cell>
              <table:table-cell office:value-type="float" office:value="1446424">
                <text:p>14464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3912">
                <text:p>1543912</text:p>
              </table:table-cell>
              <table:table-cell office:value-type="float" office:value="1543912">
                <text:p>15439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0493">
                <text:p>1480493</text:p>
              </table:table-cell>
              <table:table-cell office:value-type="float" office:value="1480493">
                <text:p>14804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1393">
                <text:p>1441393</text:p>
              </table:table-cell>
              <table:table-cell office:value-type="float" office:value="1441393">
                <text:p>1441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66672">
                <text:p>1866672</text:p>
              </table:table-cell>
              <table:table-cell office:value-type="float" office:value="1866672">
                <text:p>1866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94207">
                <text:p>2194207</text:p>
              </table:table-cell>
              <table:table-cell office:value-type="float" office:value="2194207">
                <text:p>21942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28772">
                <text:p>2128772</text:p>
              </table:table-cell>
              <table:table-cell office:value-type="float" office:value="2128772">
                <text:p>2128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1308">
                <text:p>1551308</text:p>
              </table:table-cell>
              <table:table-cell office:value-type="float" office:value="1551308">
                <text:p>1551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49403">
                <text:p>1749403</text:p>
              </table:table-cell>
              <table:table-cell office:value-type="float" office:value="1749403">
                <text:p>17494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1384">
                <text:p>2401384</text:p>
              </table:table-cell>
              <table:table-cell office:value-type="float" office:value="2401384">
                <text:p>2401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44773">
                <text:p>2344773</text:p>
              </table:table-cell>
              <table:table-cell office:value-type="float" office:value="2344773">
                <text:p>23447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4467">
                <text:p>1554467</text:p>
              </table:table-cell>
              <table:table-cell office:value-type="float" office:value="1554467">
                <text:p>15544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25154">
                <text:p>1425154</text:p>
              </table:table-cell>
              <table:table-cell office:value-type="float" office:value="1425154">
                <text:p>1425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44964">
                <text:p>1544964</text:p>
              </table:table-cell>
              <table:table-cell office:value-type="float" office:value="1544964">
                <text:p>1544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1464">
                <text:p>1461464</text:p>
              </table:table-cell>
              <table:table-cell office:value-type="float" office:value="1461464">
                <text:p>14614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42016">
                <text:p>1542016</text:p>
              </table:table-cell>
              <table:table-cell office:value-type="float" office:value="1542016">
                <text:p>1542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30468">
                <text:p>1930468</text:p>
              </table:table-cell>
              <table:table-cell office:value-type="float" office:value="1930468">
                <text:p>19304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22422">
                <text:p>3522422</text:p>
              </table:table-cell>
              <table:table-cell office:value-type="float" office:value="3522422">
                <text:p>35224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00921">
                <text:p>3200921</text:p>
              </table:table-cell>
              <table:table-cell office:value-type="float" office:value="3200921">
                <text:p>3200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55642">
                <text:p>1555642</text:p>
              </table:table-cell>
              <table:table-cell office:value-type="float" office:value="1555642">
                <text:p>15556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9289">
                <text:p>1489289</text:p>
              </table:table-cell>
              <table:table-cell office:value-type="float" office:value="1489289">
                <text:p>14892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2024">
                <text:p>3192024</text:p>
              </table:table-cell>
              <table:table-cell office:value-type="float" office:value="3192024">
                <text:p>31920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93520">
                <text:p>2393520</text:p>
              </table:table-cell>
              <table:table-cell office:value-type="float" office:value="2393520">
                <text:p>23935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7555">
                <text:p>1477555</text:p>
              </table:table-cell>
              <table:table-cell office:value-type="float" office:value="1477555">
                <text:p>14775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37251">
                <text:p>1537251</text:p>
              </table:table-cell>
              <table:table-cell office:value-type="float" office:value="1537251">
                <text:p>15372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18966">
                <text:p>1518966</text:p>
              </table:table-cell>
              <table:table-cell office:value-type="float" office:value="1518966">
                <text:p>1518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6160">
                <text:p>1476160</text:p>
              </table:table-cell>
              <table:table-cell office:value-type="float" office:value="1476160">
                <text:p>14761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25669">
                <text:p>1525669</text:p>
              </table:table-cell>
              <table:table-cell office:value-type="float" office:value="1525669">
                <text:p>15256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13811">
                <text:p>1913811</text:p>
              </table:table-cell>
              <table:table-cell office:value-type="float" office:value="1913811">
                <text:p>19138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12463">
                <text:p>2212463</text:p>
              </table:table-cell>
              <table:table-cell office:value-type="float" office:value="2212463">
                <text:p>22124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77158">
                <text:p>3177158</text:p>
              </table:table-cell>
              <table:table-cell office:value-type="float" office:value="3177158">
                <text:p>31771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5451">
                <text:p>1485451</text:p>
              </table:table-cell>
              <table:table-cell office:value-type="float" office:value="1485451">
                <text:p>14854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2418">
                <text:p>1462418</text:p>
              </table:table-cell>
              <table:table-cell office:value-type="float" office:value="1462418">
                <text:p>14624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68374">
                <text:p>1468374</text:p>
              </table:table-cell>
              <table:table-cell office:value-type="float" office:value="1468374">
                <text:p>14683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4914">
                <text:p>1484914</text:p>
              </table:table-cell>
              <table:table-cell office:value-type="float" office:value="1484914">
                <text:p>14849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92843">
                <text:p>1492843</text:p>
              </table:table-cell>
              <table:table-cell office:value-type="float" office:value="1492843">
                <text:p>14928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52951">
                <text:p>1652951</text:p>
              </table:table-cell>
              <table:table-cell office:value-type="float" office:value="1652951">
                <text:p>165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19346">
                <text:p>3219346</text:p>
              </table:table-cell>
              <table:table-cell office:value-type="float" office:value="3219346">
                <text:p>32193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56791">
                <text:p>3056791</text:p>
              </table:table-cell>
              <table:table-cell office:value-type="float" office:value="3056791">
                <text:p>30567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7122">
                <text:p>1487122</text:p>
              </table:table-cell>
              <table:table-cell office:value-type="float" office:value="1487122">
                <text:p>14871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83299">
                <text:p>1483299</text:p>
              </table:table-cell>
              <table:table-cell office:value-type="float" office:value="1483299">
                <text:p>14832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93962">
                <text:p>1493962</text:p>
              </table:table-cell>
              <table:table-cell office:value-type="float" office:value="1493962">
                <text:p>14939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82487">
                <text:p>1882487</text:p>
              </table:table-cell>
              <table:table-cell office:value-type="float" office:value="1882487">
                <text:p>18824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18126">
                <text:p>2418126</text:p>
              </table:table-cell>
              <table:table-cell office:value-type="float" office:value="2418126">
                <text:p>24181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47968">
                <text:p>2347968</text:p>
              </table:table-cell>
              <table:table-cell office:value-type="float" office:value="2347968">
                <text:p>23479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32504">
                <text:p>3032504</text:p>
              </table:table-cell>
              <table:table-cell office:value-type="float" office:value="3032504">
                <text:p>3032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96906">
                <text:p>3496906</text:p>
              </table:table-cell>
              <table:table-cell office:value-type="float" office:value="3496906">
                <text:p>34969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56">
                <text:p>2256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26">
                <text:p>3326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52">
                <text:p>3052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97">
                <text:p>3797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54">
                <text:p>4054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22">
                <text:p>3622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84">
                <text:p>3584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30">
                <text:p>3530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1595">
                <text:p>1441595</text:p>
              </table:table-cell>
              <table:table-cell office:value-type="float" office:value="1441595">
                <text:p>14415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52363">
                <text:p>1452363</text:p>
              </table:table-cell>
              <table:table-cell office:value-type="float" office:value="1452363">
                <text:p>14523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07736">
                <text:p>1407736</text:p>
              </table:table-cell>
              <table:table-cell office:value-type="float" office:value="1407736">
                <text:p>14077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35962">
                <text:p>1435962</text:p>
              </table:table-cell>
              <table:table-cell office:value-type="float" office:value="1435962">
                <text:p>14359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2979">
                <text:p>1442979</text:p>
              </table:table-cell>
              <table:table-cell office:value-type="float" office:value="1442979">
                <text:p>14429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43862">
                <text:p>1443862</text:p>
              </table:table-cell>
              <table:table-cell office:value-type="float" office:value="1443862">
                <text:p>14438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43945">
                <text:p>1443945</text:p>
              </table:table-cell>
              <table:table-cell office:value-type="float" office:value="1443945">
                <text:p>14439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39774">
                <text:p>1439774</text:p>
              </table:table-cell>
              <table:table-cell office:value-type="float" office:value="1439774">
                <text:p>14397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56005">
                <text:p>1456005</text:p>
              </table:table-cell>
              <table:table-cell office:value-type="float" office:value="1456005">
                <text:p>14560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67701">
                <text:p>2067701</text:p>
              </table:table-cell>
              <table:table-cell office:value-type="float" office:value="2067701">
                <text:p>20677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5670">
                <text:p>1545670</text:p>
              </table:table-cell>
              <table:table-cell office:value-type="float" office:value="1545670">
                <text:p>15456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67251">
                <text:p>1867251</text:p>
              </table:table-cell>
              <table:table-cell office:value-type="float" office:value="1867251">
                <text:p>18672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07311">
                <text:p>2107311</text:p>
              </table:table-cell>
              <table:table-cell office:value-type="float" office:value="2107311">
                <text:p>2107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68665">
                <text:p>1568665</text:p>
              </table:table-cell>
              <table:table-cell office:value-type="float" office:value="1568665">
                <text:p>15686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66038">
                <text:p>2066038</text:p>
              </table:table-cell>
              <table:table-cell office:value-type="float" office:value="2066038">
                <text:p>20660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43688">
                <text:p>2043688</text:p>
              </table:table-cell>
              <table:table-cell office:value-type="float" office:value="2043688">
                <text:p>20436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48812">
                <text:p>1748812</text:p>
              </table:table-cell>
              <table:table-cell office:value-type="float" office:value="1748812">
                <text:p>17488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58958">
                <text:p>1458958</text:p>
              </table:table-cell>
              <table:table-cell office:value-type="float" office:value="1458958">
                <text:p>14589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57498">
                <text:p>1457498</text:p>
              </table:table-cell>
              <table:table-cell office:value-type="float" office:value="1457498">
                <text:p>14574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61285">
                <text:p>1561285</text:p>
              </table:table-cell>
              <table:table-cell office:value-type="float" office:value="1561285">
                <text:p>15612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45699">
                <text:p>1545699</text:p>
              </table:table-cell>
              <table:table-cell office:value-type="float" office:value="1545699">
                <text:p>15456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52780">
                <text:p>1552780</text:p>
              </table:table-cell>
              <table:table-cell office:value-type="float" office:value="1552780">
                <text:p>15527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5947">
                <text:p>1555947</text:p>
              </table:table-cell>
              <table:table-cell office:value-type="float" office:value="1555947">
                <text:p>15559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53784">
                <text:p>1453784</text:p>
              </table:table-cell>
              <table:table-cell office:value-type="float" office:value="1453784">
                <text:p>14537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50108">
                <text:p>1550108</text:p>
              </table:table-cell>
              <table:table-cell office:value-type="float" office:value="1550108">
                <text:p>15501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43297">
                <text:p>1543297</text:p>
              </table:table-cell>
              <table:table-cell office:value-type="float" office:value="1543297">
                <text:p>15432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95749">
                <text:p>1595749</text:p>
              </table:table-cell>
              <table:table-cell office:value-type="float" office:value="1595749">
                <text:p>15957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57570">
                <text:p>1457570</text:p>
              </table:table-cell>
              <table:table-cell office:value-type="float" office:value="1457570">
                <text:p>14575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50988">
                <text:p>1450988</text:p>
              </table:table-cell>
              <table:table-cell office:value-type="float" office:value="1450988">
                <text:p>14509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36421">
                <text:p>1436421</text:p>
              </table:table-cell>
              <table:table-cell office:value-type="float" office:value="1436421">
                <text:p>14364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98197">
                <text:p>1398197</text:p>
              </table:table-cell>
              <table:table-cell office:value-type="float" office:value="1398197">
                <text:p>13981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24715">
                <text:p>1624715</text:p>
              </table:table-cell>
              <table:table-cell office:value-type="float" office:value="1624715">
                <text:p>16247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49194">
                <text:p>1749194</text:p>
              </table:table-cell>
              <table:table-cell office:value-type="float" office:value="1749194">
                <text:p>17491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40318">
                <text:p>1940318</text:p>
              </table:table-cell>
              <table:table-cell office:value-type="float" office:value="1940318">
                <text:p>19403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69556">
                <text:p>1969556</text:p>
              </table:table-cell>
              <table:table-cell office:value-type="float" office:value="1969556">
                <text:p>19695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46619">
                <text:p>1946619</text:p>
              </table:table-cell>
              <table:table-cell office:value-type="float" office:value="1946619">
                <text:p>19466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18873">
                <text:p>2418873</text:p>
              </table:table-cell>
              <table:table-cell office:value-type="float" office:value="2418873">
                <text:p>24188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21539">
                <text:p>2421539</text:p>
              </table:table-cell>
              <table:table-cell office:value-type="float" office:value="2421539">
                <text:p>24215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70926">
                <text:p>2470926</text:p>
              </table:table-cell>
              <table:table-cell office:value-type="float" office:value="2470926">
                <text:p>24709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46198">
                <text:p>2446198</text:p>
              </table:table-cell>
              <table:table-cell office:value-type="float" office:value="2446198">
                <text:p>24461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64613">
                <text:p>1564613</text:p>
              </table:table-cell>
              <table:table-cell office:value-type="float" office:value="1564613">
                <text:p>15646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31296">
                <text:p>1531296</text:p>
              </table:table-cell>
              <table:table-cell office:value-type="float" office:value="1531296">
                <text:p>15312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7454">
                <text:p>1507454</text:p>
              </table:table-cell>
              <table:table-cell office:value-type="float" office:value="1507454">
                <text:p>15074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20381">
                <text:p>1520381</text:p>
              </table:table-cell>
              <table:table-cell office:value-type="float" office:value="1520381">
                <text:p>15203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14724">
                <text:p>1614724</text:p>
              </table:table-cell>
              <table:table-cell office:value-type="float" office:value="1614724">
                <text:p>16147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36115">
                <text:p>1436115</text:p>
              </table:table-cell>
              <table:table-cell office:value-type="float" office:value="1436115">
                <text:p>14361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76098">
                <text:p>1576098</text:p>
              </table:table-cell>
              <table:table-cell office:value-type="float" office:value="1576098">
                <text:p>15760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92406">
                <text:p>1492406</text:p>
              </table:table-cell>
              <table:table-cell office:value-type="float" office:value="1492406">
                <text:p>14924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99355">
                <text:p>3199355</text:p>
              </table:table-cell>
              <table:table-cell office:value-type="float" office:value="3199355">
                <text:p>31993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4478">
                <text:p>3164478</text:p>
              </table:table-cell>
              <table:table-cell office:value-type="float" office:value="3164478">
                <text:p>31644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68400">
                <text:p>3068400</text:p>
              </table:table-cell>
              <table:table-cell office:value-type="float" office:value="3068400">
                <text:p>30684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80067">
                <text:p>2580067</text:p>
              </table:table-cell>
              <table:table-cell office:value-type="float" office:value="2580067">
                <text:p>25800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83114">
                <text:p>3483114</text:p>
              </table:table-cell>
              <table:table-cell office:value-type="float" office:value="3483114">
                <text:p>34831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00637">
                <text:p>3100637</text:p>
              </table:table-cell>
              <table:table-cell office:value-type="float" office:value="3100637">
                <text:p>31006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97458">
                <text:p>3197458</text:p>
              </table:table-cell>
              <table:table-cell office:value-type="float" office:value="3197458">
                <text:p>31974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08671">
                <text:p>3208671</text:p>
              </table:table-cell>
              <table:table-cell office:value-type="float" office:value="3208671">
                <text:p>32086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87421">
                <text:p>1487421</text:p>
              </table:table-cell>
              <table:table-cell office:value-type="float" office:value="1487421">
                <text:p>14874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3354">
                <text:p>1483354</text:p>
              </table:table-cell>
              <table:table-cell office:value-type="float" office:value="1483354">
                <text:p>14833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24604">
                <text:p>1524604</text:p>
              </table:table-cell>
              <table:table-cell office:value-type="float" office:value="1524604">
                <text:p>15246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49808">
                <text:p>1849808</text:p>
              </table:table-cell>
              <table:table-cell office:value-type="float" office:value="1849808">
                <text:p>18498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15778">
                <text:p>2415778</text:p>
              </table:table-cell>
              <table:table-cell office:value-type="float" office:value="2415778">
                <text:p>2415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36147">
                <text:p>2436147</text:p>
              </table:table-cell>
              <table:table-cell office:value-type="float" office:value="2436147">
                <text:p>24361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15238">
                <text:p>3515238</text:p>
              </table:table-cell>
              <table:table-cell office:value-type="float" office:value="3515238">
                <text:p>35152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64264">
                <text:p>2464264</text:p>
              </table:table-cell>
              <table:table-cell office:value-type="float" office:value="2464264">
                <text:p>24642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0803">
                <text:p>1520803</text:p>
              </table:table-cell>
              <table:table-cell office:value-type="float" office:value="1520803">
                <text:p>1520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9752">
                <text:p>1539752</text:p>
              </table:table-cell>
              <table:table-cell office:value-type="float" office:value="1539752">
                <text:p>15397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78282">
                <text:p>1478282</text:p>
              </table:table-cell>
              <table:table-cell office:value-type="float" office:value="1478282">
                <text:p>14782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5152">
                <text:p>1475152</text:p>
              </table:table-cell>
              <table:table-cell office:value-type="float" office:value="1475152">
                <text:p>14751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8626">
                <text:p>1438626</text:p>
              </table:table-cell>
              <table:table-cell office:value-type="float" office:value="1438626">
                <text:p>14386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4379">
                <text:p>1474379</text:p>
              </table:table-cell>
              <table:table-cell office:value-type="float" office:value="1474379">
                <text:p>14743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81507">
                <text:p>1481507</text:p>
              </table:table-cell>
              <table:table-cell office:value-type="float" office:value="1481507">
                <text:p>14815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24641">
                <text:p>1624641</text:p>
              </table:table-cell>
              <table:table-cell office:value-type="float" office:value="1624641">
                <text:p>16246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41">
                <text:p>3141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77">
                <text:p>2977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48">
                <text:p>3648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70">
                <text:p>3370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47">
                <text:p>4447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381">
                <text:p>4381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19">
                <text:p>4419</text:p>
              </table:table-cell>
              <table:table-cell office:value-type="float" office:value="4419">
                <text:p>44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73">
                <text:p>4273</text:p>
              </table:table-cell>
              <table:table-cell office:value-type="float" office:value="4273">
                <text:p>42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49327">
                <text:p>1749327</text:p>
              </table:table-cell>
              <table:table-cell office:value-type="float" office:value="1749327">
                <text:p>17493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40523">
                <text:p>1940523</text:p>
              </table:table-cell>
              <table:table-cell office:value-type="float" office:value="1940523">
                <text:p>19405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62755">
                <text:p>1962755</text:p>
              </table:table-cell>
              <table:table-cell office:value-type="float" office:value="1962755">
                <text:p>19627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37795">
                <text:p>1937795</text:p>
              </table:table-cell>
              <table:table-cell office:value-type="float" office:value="1937795">
                <text:p>19377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169">
                <text:p>1560169</text:p>
              </table:table-cell>
              <table:table-cell office:value-type="float" office:value="1560169">
                <text:p>15601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89055">
                <text:p>1489055</text:p>
              </table:table-cell>
              <table:table-cell office:value-type="float" office:value="1489055">
                <text:p>14890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64050">
                <text:p>1564050</text:p>
              </table:table-cell>
              <table:table-cell office:value-type="float" office:value="1564050">
                <text:p>15640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66589">
                <text:p>1466589</text:p>
              </table:table-cell>
              <table:table-cell office:value-type="float" office:value="1466589">
                <text:p>14665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55630">
                <text:p>1455630</text:p>
              </table:table-cell>
              <table:table-cell office:value-type="float" office:value="1455630">
                <text:p>145563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82677">
                <text:p>1682677</text:p>
              </table:table-cell>
              <table:table-cell office:value-type="float" office:value="1682677">
                <text:p>16826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28998">
                <text:p>1428998</text:p>
              </table:table-cell>
              <table:table-cell office:value-type="float" office:value="1428998">
                <text:p>14289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57375">
                <text:p>1557375</text:p>
              </table:table-cell>
              <table:table-cell office:value-type="float" office:value="1557375">
                <text:p>15573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75529">
                <text:p>2075529</text:p>
              </table:table-cell>
              <table:table-cell office:value-type="float" office:value="2075529">
                <text:p>20755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81836">
                <text:p>2081836</text:p>
              </table:table-cell>
              <table:table-cell office:value-type="float" office:value="2081836">
                <text:p>20818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36010">
                <text:p>2336010</text:p>
              </table:table-cell>
              <table:table-cell office:value-type="float" office:value="2336010">
                <text:p>23360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70950">
                <text:p>2070950</text:p>
              </table:table-cell>
              <table:table-cell office:value-type="float" office:value="2070950">
                <text:p>20709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8539">
                <text:p>1708539</text:p>
              </table:table-cell>
              <table:table-cell office:value-type="float" office:value="1708539">
                <text:p>17085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57698">
                <text:p>1457698</text:p>
              </table:table-cell>
              <table:table-cell office:value-type="float" office:value="1457698">
                <text:p>14576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42672">
                <text:p>1442672</text:p>
              </table:table-cell>
              <table:table-cell office:value-type="float" office:value="1442672">
                <text:p>14426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32048">
                <text:p>1432048</text:p>
              </table:table-cell>
              <table:table-cell office:value-type="float" office:value="1432048">
                <text:p>14320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30469">
                <text:p>1530469</text:p>
              </table:table-cell>
              <table:table-cell office:value-type="float" office:value="1530469">
                <text:p>15304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54631">
                <text:p>1554631</text:p>
              </table:table-cell>
              <table:table-cell office:value-type="float" office:value="1554631">
                <text:p>15546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46528">
                <text:p>1546528</text:p>
              </table:table-cell>
              <table:table-cell office:value-type="float" office:value="1546528">
                <text:p>15465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63820">
                <text:p>1563820</text:p>
              </table:table-cell>
              <table:table-cell office:value-type="float" office:value="1563820">
                <text:p>15638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78522">
                <text:p>1478522</text:p>
              </table:table-cell>
              <table:table-cell office:value-type="float" office:value="1478522">
                <text:p>14785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68922">
                <text:p>1568922</text:p>
              </table:table-cell>
              <table:table-cell office:value-type="float" office:value="1568922">
                <text:p>15689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68643">
                <text:p>1568643</text:p>
              </table:table-cell>
              <table:table-cell office:value-type="float" office:value="1568643">
                <text:p>15686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34592">
                <text:p>1534592</text:p>
              </table:table-cell>
              <table:table-cell office:value-type="float" office:value="1534592">
                <text:p>15345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24284">
                <text:p>1524284</text:p>
              </table:table-cell>
              <table:table-cell office:value-type="float" office:value="1524284">
                <text:p>15242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02796">
                <text:p>1402796</text:p>
              </table:table-cell>
              <table:table-cell office:value-type="float" office:value="1402796">
                <text:p>14027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76691">
                <text:p>1476691</text:p>
              </table:table-cell>
              <table:table-cell office:value-type="float" office:value="1476691">
                <text:p>14766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23628">
                <text:p>1523628</text:p>
              </table:table-cell>
              <table:table-cell office:value-type="float" office:value="1523628">
                <text:p>15236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96790">
                <text:p>1496790</text:p>
              </table:table-cell>
              <table:table-cell office:value-type="float" office:value="1496790">
                <text:p>149679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10409">
                <text:p>1510409</text:p>
              </table:table-cell>
              <table:table-cell office:value-type="float" office:value="1510409">
                <text:p>15104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48810">
                <text:p>1748810</text:p>
              </table:table-cell>
              <table:table-cell office:value-type="float" office:value="1748810">
                <text:p>17488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5849">
                <text:p>1875849</text:p>
              </table:table-cell>
              <table:table-cell office:value-type="float" office:value="1875849">
                <text:p>18758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99442">
                <text:p>2499442</text:p>
              </table:table-cell>
              <table:table-cell office:value-type="float" office:value="2499442">
                <text:p>24994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47945">
                <text:p>2647945</text:p>
              </table:table-cell>
              <table:table-cell office:value-type="float" office:value="2647945">
                <text:p>26479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48201">
                <text:p>2648201</text:p>
              </table:table-cell>
              <table:table-cell office:value-type="float" office:value="2648201">
                <text:p>26482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72241">
                <text:p>2572241</text:p>
              </table:table-cell>
              <table:table-cell office:value-type="float" office:value="2572241">
                <text:p>25722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73615">
                <text:p>3173615</text:p>
              </table:table-cell>
              <table:table-cell office:value-type="float" office:value="3173615">
                <text:p>31736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03663">
                <text:p>3203663</text:p>
              </table:table-cell>
              <table:table-cell office:value-type="float" office:value="3203663">
                <text:p>32036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29540">
                <text:p>2529540</text:p>
              </table:table-cell>
              <table:table-cell office:value-type="float" office:value="2529540">
                <text:p>25295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30773">
                <text:p>2630773</text:p>
              </table:table-cell>
              <table:table-cell office:value-type="float" office:value="2630773">
                <text:p>26307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39328">
                <text:p>3239328</text:p>
              </table:table-cell>
              <table:table-cell office:value-type="float" office:value="3239328">
                <text:p>32393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56861">
                <text:p>3156861</text:p>
              </table:table-cell>
              <table:table-cell office:value-type="float" office:value="3156861">
                <text:p>31568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33498">
                <text:p>3533498</text:p>
              </table:table-cell>
              <table:table-cell office:value-type="float" office:value="3533498">
                <text:p>35334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56875">
                <text:p>2656875</text:p>
              </table:table-cell>
              <table:table-cell office:value-type="float" office:value="2656875">
                <text:p>26568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88160">
                <text:p>1588160</text:p>
              </table:table-cell>
              <table:table-cell office:value-type="float" office:value="1588160">
                <text:p>15881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38992">
                <text:p>1538992</text:p>
              </table:table-cell>
              <table:table-cell office:value-type="float" office:value="1538992">
                <text:p>15389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81538">
                <text:p>1581538</text:p>
              </table:table-cell>
              <table:table-cell office:value-type="float" office:value="1581538">
                <text:p>15815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76225">
                <text:p>1576225</text:p>
              </table:table-cell>
              <table:table-cell office:value-type="float" office:value="1576225">
                <text:p>15762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84662">
                <text:p>1484662</text:p>
              </table:table-cell>
              <table:table-cell office:value-type="float" office:value="1484662">
                <text:p>14846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54578">
                <text:p>1954578</text:p>
              </table:table-cell>
              <table:table-cell office:value-type="float" office:value="1954578">
                <text:p>19545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25283">
                <text:p>1925283</text:p>
              </table:table-cell>
              <table:table-cell office:value-type="float" office:value="1925283">
                <text:p>19252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99846">
                <text:p>1999846</text:p>
              </table:table-cell>
              <table:table-cell office:value-type="float" office:value="1999846">
                <text:p>19998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26689">
                <text:p>1526689</text:p>
              </table:table-cell>
              <table:table-cell office:value-type="float" office:value="1526689">
                <text:p>15266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91228">
                <text:p>1491228</text:p>
              </table:table-cell>
              <table:table-cell office:value-type="float" office:value="1491228">
                <text:p>14912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54956">
                <text:p>1554956</text:p>
              </table:table-cell>
              <table:table-cell office:value-type="float" office:value="1554956">
                <text:p>15549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61715">
                <text:p>1661715</text:p>
              </table:table-cell>
              <table:table-cell office:value-type="float" office:value="1661715">
                <text:p>16617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69268">
                <text:p>3369268</text:p>
              </table:table-cell>
              <table:table-cell office:value-type="float" office:value="3369268">
                <text:p>33692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83775">
                <text:p>3183775</text:p>
              </table:table-cell>
              <table:table-cell office:value-type="float" office:value="3183775">
                <text:p>31837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20626">
                <text:p>3120626</text:p>
              </table:table-cell>
              <table:table-cell office:value-type="float" office:value="3120626">
                <text:p>31206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35980">
                <text:p>2435980</text:p>
              </table:table-cell>
              <table:table-cell office:value-type="float" office:value="2435980">
                <text:p>243598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08421">
                <text:p>1508421</text:p>
              </table:table-cell>
              <table:table-cell office:value-type="float" office:value="1508421">
                <text:p>15084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06393">
                <text:p>1506393</text:p>
              </table:table-cell>
              <table:table-cell office:value-type="float" office:value="1506393">
                <text:p>15063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91171">
                <text:p>1491171</text:p>
              </table:table-cell>
              <table:table-cell office:value-type="float" office:value="1491171">
                <text:p>14911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91068">
                <text:p>1491068</text:p>
              </table:table-cell>
              <table:table-cell office:value-type="float" office:value="1491068">
                <text:p>14910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49795">
                <text:p>1449795</text:p>
              </table:table-cell>
              <table:table-cell office:value-type="float" office:value="1449795">
                <text:p>14497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06282">
                <text:p>1506282</text:p>
              </table:table-cell>
              <table:table-cell office:value-type="float" office:value="1506282">
                <text:p>15062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20922">
                <text:p>1520922</text:p>
              </table:table-cell>
              <table:table-cell office:value-type="float" office:value="1520922">
                <text:p>15209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98308">
                <text:p>1498308</text:p>
              </table:table-cell>
              <table:table-cell office:value-type="float" office:value="1498308">
                <text:p>14983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14">
                <text:p>2914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60">
                <text:p>346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59">
                <text:p>4859</text:p>
              </table:table-cell>
              <table:table-cell office:value-type="float" office:value="4859">
                <text:p>48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23">
                <text:p>4223</text:p>
              </table:table-cell>
              <table:table-cell office:value-type="float" office:value="4223">
                <text:p>42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739">
                <text:p>4739</text:p>
              </table:table-cell>
              <table:table-cell office:value-type="float" office:value="4739">
                <text:p>47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894">
                <text:p>4894</text:p>
              </table:table-cell>
              <table:table-cell office:value-type="float" office:value="4894">
                <text:p>48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21">
                <text:p>492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42">
                <text:p>4942</text:p>
              </table:table-cell>
              <table:table-cell office:value-type="float" office:value="4942">
                <text:p>49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64464">
                <text:p>1564464</text:p>
              </table:table-cell>
              <table:table-cell office:value-type="float" office:value="1564464">
                <text:p>15644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66467">
                <text:p>1566467</text:p>
              </table:table-cell>
              <table:table-cell office:value-type="float" office:value="1566467">
                <text:p>15664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48830">
                <text:p>1448830</text:p>
              </table:table-cell>
              <table:table-cell office:value-type="float" office:value="1448830">
                <text:p>144883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12230">
                <text:p>1912230</text:p>
              </table:table-cell>
              <table:table-cell office:value-type="float" office:value="1912230">
                <text:p>191223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44679">
                <text:p>1444679</text:p>
              </table:table-cell>
              <table:table-cell office:value-type="float" office:value="1444679">
                <text:p>14446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86931">
                <text:p>1486931</text:p>
              </table:table-cell>
              <table:table-cell office:value-type="float" office:value="1486931">
                <text:p>14869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83120">
                <text:p>1483120</text:p>
              </table:table-cell>
              <table:table-cell office:value-type="float" office:value="1483120">
                <text:p>14831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33808">
                <text:p>1433808</text:p>
              </table:table-cell>
              <table:table-cell office:value-type="float" office:value="1433808">
                <text:p>14338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57954">
                <text:p>1557954</text:p>
              </table:table-cell>
              <table:table-cell office:value-type="float" office:value="1557954">
                <text:p>15579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59535">
                <text:p>1559535</text:p>
              </table:table-cell>
              <table:table-cell office:value-type="float" office:value="1559535">
                <text:p>15595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76025">
                <text:p>1576025</text:p>
              </table:table-cell>
              <table:table-cell office:value-type="float" office:value="1576025">
                <text:p>15760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62830">
                <text:p>1562830</text:p>
              </table:table-cell>
              <table:table-cell office:value-type="float" office:value="1562830">
                <text:p>156283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82305">
                <text:p>2082305</text:p>
              </table:table-cell>
              <table:table-cell office:value-type="float" office:value="2082305">
                <text:p>20823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03999">
                <text:p>2303999</text:p>
              </table:table-cell>
              <table:table-cell office:value-type="float" office:value="2303999">
                <text:p>23039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70878">
                <text:p>2070878</text:p>
              </table:table-cell>
              <table:table-cell office:value-type="float" office:value="2070878">
                <text:p>20708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53360">
                <text:p>2053360</text:p>
              </table:table-cell>
              <table:table-cell office:value-type="float" office:value="2053360">
                <text:p>205336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28965">
                <text:p>1728965</text:p>
              </table:table-cell>
              <table:table-cell office:value-type="float" office:value="1728965">
                <text:p>17289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59102">
                <text:p>1559102</text:p>
              </table:table-cell>
              <table:table-cell office:value-type="float" office:value="1559102">
                <text:p>15591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60001">
                <text:p>1560001</text:p>
              </table:table-cell>
              <table:table-cell office:value-type="float" office:value="1560001">
                <text:p>15600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57114">
                <text:p>1457114</text:p>
              </table:table-cell>
              <table:table-cell office:value-type="float" office:value="1457114">
                <text:p>14571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63170">
                <text:p>1563170</text:p>
              </table:table-cell>
              <table:table-cell office:value-type="float" office:value="1563170">
                <text:p>156317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63635">
                <text:p>1463635</text:p>
              </table:table-cell>
              <table:table-cell office:value-type="float" office:value="1463635">
                <text:p>14636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68505">
                <text:p>1568505</text:p>
              </table:table-cell>
              <table:table-cell office:value-type="float" office:value="1568505">
                <text:p>15685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53484">
                <text:p>1453484</text:p>
              </table:table-cell>
              <table:table-cell office:value-type="float" office:value="1453484">
                <text:p>14534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29555">
                <text:p>1429555</text:p>
              </table:table-cell>
              <table:table-cell office:value-type="float" office:value="1429555">
                <text:p>14295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58425">
                <text:p>1458425</text:p>
              </table:table-cell>
              <table:table-cell office:value-type="float" office:value="1458425">
                <text:p>14584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93988">
                <text:p>1593988</text:p>
              </table:table-cell>
              <table:table-cell office:value-type="float" office:value="1593988">
                <text:p>15939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28587">
                <text:p>1728587</text:p>
              </table:table-cell>
              <table:table-cell office:value-type="float" office:value="1728587">
                <text:p>17285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37963">
                <text:p>1437963</text:p>
              </table:table-cell>
              <table:table-cell office:value-type="float" office:value="1437963">
                <text:p>14379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85346">
                <text:p>1585346</text:p>
              </table:table-cell>
              <table:table-cell office:value-type="float" office:value="1585346">
                <text:p>15853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36003">
                <text:p>1436003</text:p>
              </table:table-cell>
              <table:table-cell office:value-type="float" office:value="1436003">
                <text:p>14360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95171">
                <text:p>1595171</text:p>
              </table:table-cell>
              <table:table-cell office:value-type="float" office:value="1595171">
                <text:p>15951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38545">
                <text:p>1738545</text:p>
              </table:table-cell>
              <table:table-cell office:value-type="float" office:value="1738545">
                <text:p>17385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76473">
                <text:p>1976473</text:p>
              </table:table-cell>
              <table:table-cell office:value-type="float" office:value="1976473">
                <text:p>19764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42534">
                <text:p>2042534</text:p>
              </table:table-cell>
              <table:table-cell office:value-type="float" office:value="2042534">
                <text:p>20425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80346">
                <text:p>1980346</text:p>
              </table:table-cell>
              <table:table-cell office:value-type="float" office:value="1980346">
                <text:p>19803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82085">
                <text:p>3582085</text:p>
              </table:table-cell>
              <table:table-cell office:value-type="float" office:value="3582085">
                <text:p>35820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07920">
                <text:p>3507920</text:p>
              </table:table-cell>
              <table:table-cell office:value-type="float" office:value="3507920">
                <text:p>35079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90789">
                <text:p>3590789</text:p>
              </table:table-cell>
              <table:table-cell office:value-type="float" office:value="3590789">
                <text:p>35907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490517">
                <text:p>3490517</text:p>
              </table:table-cell>
              <table:table-cell office:value-type="float" office:value="3490517">
                <text:p>34905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91777">
                <text:p>1591777</text:p>
              </table:table-cell>
              <table:table-cell office:value-type="float" office:value="1591777">
                <text:p>15917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53763">
                <text:p>1453763</text:p>
              </table:table-cell>
              <table:table-cell office:value-type="float" office:value="1453763">
                <text:p>14537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95524">
                <text:p>1495524</text:p>
              </table:table-cell>
              <table:table-cell office:value-type="float" office:value="1495524">
                <text:p>14955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85945">
                <text:p>1485945</text:p>
              </table:table-cell>
              <table:table-cell office:value-type="float" office:value="1485945">
                <text:p>14859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83533">
                <text:p>1483533</text:p>
              </table:table-cell>
              <table:table-cell office:value-type="float" office:value="1483533">
                <text:p>14835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37458">
                <text:p>1637458</text:p>
              </table:table-cell>
              <table:table-cell office:value-type="float" office:value="1637458">
                <text:p>16374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36247">
                <text:p>1636247</text:p>
              </table:table-cell>
              <table:table-cell office:value-type="float" office:value="1636247">
                <text:p>16362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67565">
                <text:p>3567565</text:p>
              </table:table-cell>
              <table:table-cell office:value-type="float" office:value="3567565">
                <text:p>35675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34927">
                <text:p>3434927</text:p>
              </table:table-cell>
              <table:table-cell office:value-type="float" office:value="3434927">
                <text:p>34349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91320">
                <text:p>3491320</text:p>
              </table:table-cell>
              <table:table-cell office:value-type="float" office:value="3491320">
                <text:p>34913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07029">
                <text:p>3507029</text:p>
              </table:table-cell>
              <table:table-cell office:value-type="float" office:value="3507029">
                <text:p>350702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21882">
                <text:p>1921882</text:p>
              </table:table-cell>
              <table:table-cell office:value-type="float" office:value="1921882">
                <text:p>19218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19873">
                <text:p>3619873</text:p>
              </table:table-cell>
              <table:table-cell office:value-type="float" office:value="3619873">
                <text:p>36198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46249">
                <text:p>3446249</text:p>
              </table:table-cell>
              <table:table-cell office:value-type="float" office:value="3446249">
                <text:p>34462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26281">
                <text:p>3426281</text:p>
              </table:table-cell>
              <table:table-cell office:value-type="float" office:value="3426281">
                <text:p>34262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09879">
                <text:p>3609879</text:p>
              </table:table-cell>
              <table:table-cell office:value-type="float" office:value="3609879">
                <text:p>36098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24058">
                <text:p>1624058</text:p>
              </table:table-cell>
              <table:table-cell office:value-type="float" office:value="1624058">
                <text:p>16240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24284">
                <text:p>1624284</text:p>
              </table:table-cell>
              <table:table-cell office:value-type="float" office:value="1624284">
                <text:p>16242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35823">
                <text:p>1535823</text:p>
              </table:table-cell>
              <table:table-cell office:value-type="float" office:value="1535823">
                <text:p>15358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20979">
                <text:p>1520979</text:p>
              </table:table-cell>
              <table:table-cell office:value-type="float" office:value="1520979">
                <text:p>15209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96977">
                <text:p>3496977</text:p>
              </table:table-cell>
              <table:table-cell office:value-type="float" office:value="3496977">
                <text:p>34969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37283">
                <text:p>3537283</text:p>
              </table:table-cell>
              <table:table-cell office:value-type="float" office:value="3537283">
                <text:p>35372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93398">
                <text:p>3493398</text:p>
              </table:table-cell>
              <table:table-cell office:value-type="float" office:value="3493398">
                <text:p>34933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64026">
                <text:p>3564026</text:p>
              </table:table-cell>
              <table:table-cell office:value-type="float" office:value="3564026">
                <text:p>35640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82897">
                <text:p>1582897</text:p>
              </table:table-cell>
              <table:table-cell office:value-type="float" office:value="1582897">
                <text:p>15828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1442">
                <text:p>1481442</text:p>
              </table:table-cell>
              <table:table-cell office:value-type="float" office:value="1481442">
                <text:p>14814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85859">
                <text:p>1585859</text:p>
              </table:table-cell>
              <table:table-cell office:value-type="float" office:value="1585859">
                <text:p>15858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27826">
                <text:p>1527826</text:p>
              </table:table-cell>
              <table:table-cell office:value-type="float" office:value="1527826">
                <text:p>15278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75572">
                <text:p>1475572</text:p>
              </table:table-cell>
              <table:table-cell office:value-type="float" office:value="1475572">
                <text:p>14755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79421">
                <text:p>1479421</text:p>
              </table:table-cell>
              <table:table-cell office:value-type="float" office:value="1479421">
                <text:p>14794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27903">
                <text:p>1527903</text:p>
              </table:table-cell>
              <table:table-cell office:value-type="float" office:value="1527903">
                <text:p>15279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76284">
                <text:p>1476284</text:p>
              </table:table-cell>
              <table:table-cell office:value-type="float" office:value="1476284">
                <text:p>14762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76">
                <text:p>3276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957">
                <text:p>3957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182">
                <text:p>4182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03">
                <text:p>3603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740">
                <text:p>4740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54">
                <text:p>4854</text:p>
              </table:table-cell>
              <table:table-cell office:value-type="float" office:value="4854">
                <text:p>48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933">
                <text:p>4933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48">
                <text:p>4048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42513">
                <text:p>1442513</text:p>
              </table:table-cell>
              <table:table-cell office:value-type="float" office:value="1442513">
                <text:p>14425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46846">
                <text:p>1446846</text:p>
              </table:table-cell>
              <table:table-cell office:value-type="float" office:value="1446846">
                <text:p>14468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61164">
                <text:p>1461164</text:p>
              </table:table-cell>
              <table:table-cell office:value-type="float" office:value="1461164">
                <text:p>14611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09774">
                <text:p>1409774</text:p>
              </table:table-cell>
              <table:table-cell office:value-type="float" office:value="1409774">
                <text:p>14097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62871">
                <text:p>1462871</text:p>
              </table:table-cell>
              <table:table-cell office:value-type="float" office:value="1462871">
                <text:p>14628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87070">
                <text:p>1487070</text:p>
              </table:table-cell>
              <table:table-cell office:value-type="float" office:value="1487070">
                <text:p>148707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82946">
                <text:p>1482946</text:p>
              </table:table-cell>
              <table:table-cell office:value-type="float" office:value="1482946">
                <text:p>14829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85912">
                <text:p>1485912</text:p>
              </table:table-cell>
              <table:table-cell office:value-type="float" office:value="1485912">
                <text:p>14859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59997">
                <text:p>1459997</text:p>
              </table:table-cell>
              <table:table-cell office:value-type="float" office:value="1459997">
                <text:p>145999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67368">
                <text:p>1467368</text:p>
              </table:table-cell>
              <table:table-cell office:value-type="float" office:value="1467368">
                <text:p>14673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85105">
                <text:p>1485105</text:p>
              </table:table-cell>
              <table:table-cell office:value-type="float" office:value="1485105">
                <text:p>14851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23300">
                <text:p>1523300</text:p>
              </table:table-cell>
              <table:table-cell office:value-type="float" office:value="1523300">
                <text:p>15233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54114">
                <text:p>1554114</text:p>
              </table:table-cell>
              <table:table-cell office:value-type="float" office:value="1554114">
                <text:p>15541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42006">
                <text:p>1542006</text:p>
              </table:table-cell>
              <table:table-cell office:value-type="float" office:value="1542006">
                <text:p>15420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89439">
                <text:p>1589439</text:p>
              </table:table-cell>
              <table:table-cell office:value-type="float" office:value="1589439">
                <text:p>15894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65735">
                <text:p>1565735</text:p>
              </table:table-cell>
              <table:table-cell office:value-type="float" office:value="1565735">
                <text:p>15657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82818">
                <text:p>1582818</text:p>
              </table:table-cell>
              <table:table-cell office:value-type="float" office:value="1582818">
                <text:p>15828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51192">
                <text:p>1951192</text:p>
              </table:table-cell>
              <table:table-cell office:value-type="float" office:value="1951192">
                <text:p>19511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72911">
                <text:p>2072911</text:p>
              </table:table-cell>
              <table:table-cell office:value-type="float" office:value="2072911">
                <text:p>20729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65504">
                <text:p>1565504</text:p>
              </table:table-cell>
              <table:table-cell office:value-type="float" office:value="1565504">
                <text:p>15655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49078">
                <text:p>1949078</text:p>
              </table:table-cell>
              <table:table-cell office:value-type="float" office:value="1949078">
                <text:p>19490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56530">
                <text:p>1556530</text:p>
              </table:table-cell>
              <table:table-cell office:value-type="float" office:value="1556530">
                <text:p>155653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56851">
                <text:p>1556851</text:p>
              </table:table-cell>
              <table:table-cell office:value-type="float" office:value="1556851">
                <text:p>155685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53229">
                <text:p>1553229</text:p>
              </table:table-cell>
              <table:table-cell office:value-type="float" office:value="1553229">
                <text:p>15532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11671">
                <text:p>1711671</text:p>
              </table:table-cell>
              <table:table-cell office:value-type="float" office:value="1711671">
                <text:p>17116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90892">
                <text:p>1490892</text:p>
              </table:table-cell>
              <table:table-cell office:value-type="float" office:value="1490892">
                <text:p>14908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55940">
                <text:p>1455940</text:p>
              </table:table-cell>
              <table:table-cell office:value-type="float" office:value="1455940">
                <text:p>145594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32688">
                <text:p>1532688</text:p>
              </table:table-cell>
              <table:table-cell office:value-type="float" office:value="1532688">
                <text:p>15326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47320">
                <text:p>1547320</text:p>
              </table:table-cell>
              <table:table-cell office:value-type="float" office:value="1547320">
                <text:p>154732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25037">
                <text:p>1525037</text:p>
              </table:table-cell>
              <table:table-cell office:value-type="float" office:value="1525037">
                <text:p>15250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25285">
                <text:p>1525285</text:p>
              </table:table-cell>
              <table:table-cell office:value-type="float" office:value="1525285">
                <text:p>15252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66976">
                <text:p>1866976</text:p>
              </table:table-cell>
              <table:table-cell office:value-type="float" office:value="1866976">
                <text:p>18669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53661">
                <text:p>1753661</text:p>
              </table:table-cell>
              <table:table-cell office:value-type="float" office:value="1753661">
                <text:p>17536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63376">
                <text:p>1563376</text:p>
              </table:table-cell>
              <table:table-cell office:value-type="float" office:value="1563376">
                <text:p>15633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63143">
                <text:p>1463143</text:p>
              </table:table-cell>
              <table:table-cell office:value-type="float" office:value="1463143">
                <text:p>14631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52219">
                <text:p>1552219</text:p>
              </table:table-cell>
              <table:table-cell office:value-type="float" office:value="1552219">
                <text:p>15522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58583">
                <text:p>1558583</text:p>
              </table:table-cell>
              <table:table-cell office:value-type="float" office:value="1558583">
                <text:p>15585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08478">
                <text:p>1608478</text:p>
              </table:table-cell>
              <table:table-cell office:value-type="float" office:value="1608478">
                <text:p>16084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09131">
                <text:p>1609131</text:p>
              </table:table-cell>
              <table:table-cell office:value-type="float" office:value="1609131">
                <text:p>16091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10771">
                <text:p>1610771</text:p>
              </table:table-cell>
              <table:table-cell office:value-type="float" office:value="1610771">
                <text:p>16107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22013">
                <text:p>3722013</text:p>
              </table:table-cell>
              <table:table-cell office:value-type="float" office:value="3722013">
                <text:p>37220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92496">
                <text:p>3692496</text:p>
              </table:table-cell>
              <table:table-cell office:value-type="float" office:value="3692496">
                <text:p>36924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94972">
                <text:p>3694972</text:p>
              </table:table-cell>
              <table:table-cell office:value-type="float" office:value="3694972">
                <text:p>36949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77824">
                <text:p>3677824</text:p>
              </table:table-cell>
              <table:table-cell office:value-type="float" office:value="3677824">
                <text:p>36778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83862">
                <text:p>3683862</text:p>
              </table:table-cell>
              <table:table-cell office:value-type="float" office:value="3683862">
                <text:p>36838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722395">
                <text:p>3722395</text:p>
              </table:table-cell>
              <table:table-cell office:value-type="float" office:value="3722395">
                <text:p>37223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89886">
                <text:p>3689886</text:p>
              </table:table-cell>
              <table:table-cell office:value-type="float" office:value="3689886">
                <text:p>36898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90157">
                <text:p>3690157</text:p>
              </table:table-cell>
              <table:table-cell office:value-type="float" office:value="3690157">
                <text:p>36901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19738">
                <text:p>3719738</text:p>
              </table:table-cell>
              <table:table-cell office:value-type="float" office:value="3719738">
                <text:p>37197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96816">
                <text:p>3696816</text:p>
              </table:table-cell>
              <table:table-cell office:value-type="float" office:value="3696816">
                <text:p>36968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74813">
                <text:p>3674813</text:p>
              </table:table-cell>
              <table:table-cell office:value-type="float" office:value="3674813">
                <text:p>36748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90656">
                <text:p>3690656</text:p>
              </table:table-cell>
              <table:table-cell office:value-type="float" office:value="3690656">
                <text:p>36906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21042">
                <text:p>3721042</text:p>
              </table:table-cell>
              <table:table-cell office:value-type="float" office:value="3721042">
                <text:p>37210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89448">
                <text:p>3689448</text:p>
              </table:table-cell>
              <table:table-cell office:value-type="float" office:value="3689448">
                <text:p>36894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94426">
                <text:p>3694426</text:p>
              </table:table-cell>
              <table:table-cell office:value-type="float" office:value="3694426">
                <text:p>36944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8671">
                <text:p>3678671</text:p>
              </table:table-cell>
              <table:table-cell office:value-type="float" office:value="3678671">
                <text:p>36786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58346">
                <text:p>1458346</text:p>
              </table:table-cell>
              <table:table-cell office:value-type="float" office:value="1458346">
                <text:p>14583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75264">
                <text:p>1475264</text:p>
              </table:table-cell>
              <table:table-cell office:value-type="float" office:value="1475264">
                <text:p>14752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86912">
                <text:p>1486912</text:p>
              </table:table-cell>
              <table:table-cell office:value-type="float" office:value="1486912">
                <text:p>14869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87135">
                <text:p>1487135</text:p>
              </table:table-cell>
              <table:table-cell office:value-type="float" office:value="1487135">
                <text:p>14871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50145">
                <text:p>1450145</text:p>
              </table:table-cell>
              <table:table-cell office:value-type="float" office:value="1450145">
                <text:p>14501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63965">
                <text:p>1463965</text:p>
              </table:table-cell>
              <table:table-cell office:value-type="float" office:value="1463965">
                <text:p>14639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35708">
                <text:p>1635708</text:p>
              </table:table-cell>
              <table:table-cell office:value-type="float" office:value="1635708">
                <text:p>16357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20135">
                <text:p>1620135</text:p>
              </table:table-cell>
              <table:table-cell office:value-type="float" office:value="1620135">
                <text:p>16201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37435">
                <text:p>1437435</text:p>
              </table:table-cell>
              <table:table-cell office:value-type="float" office:value="1437435">
                <text:p>14374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60993">
                <text:p>1560993</text:p>
              </table:table-cell>
              <table:table-cell office:value-type="float" office:value="1560993">
                <text:p>15609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63580">
                <text:p>1563580</text:p>
              </table:table-cell>
              <table:table-cell office:value-type="float" office:value="1563580">
                <text:p>156358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22095">
                <text:p>1522095</text:p>
              </table:table-cell>
              <table:table-cell office:value-type="float" office:value="1522095">
                <text:p>15220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21483">
                <text:p>1521483</text:p>
              </table:table-cell>
              <table:table-cell office:value-type="float" office:value="1521483">
                <text:p>15214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31138">
                <text:p>1931138</text:p>
              </table:table-cell>
              <table:table-cell office:value-type="float" office:value="1931138">
                <text:p>19311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51835">
                <text:p>1951835</text:p>
              </table:table-cell>
              <table:table-cell office:value-type="float" office:value="1951835">
                <text:p>195183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31379">
                <text:p>1931379</text:p>
              </table:table-cell>
              <table:table-cell office:value-type="float" office:value="1931379">
                <text:p>19313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31">
                <text:p>2831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36">
                <text:p>4036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18">
                <text:p>4218</text:p>
              </table:table-cell>
              <table:table-cell office:value-type="float" office:value="4218">
                <text:p>42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797">
                <text:p>4797</text:p>
              </table:table-cell>
              <table:table-cell office:value-type="float" office:value="4797">
                <text:p>47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514">
                <text:p>4514</text:p>
              </table:table-cell>
              <table:table-cell office:value-type="float" office:value="4514">
                <text:p>45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590">
                <text:p>4590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858">
                <text:p>4858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897">
                <text:p>4897</text:p>
              </table:table-cell>
              <table:table-cell office:value-type="float" office:value="4897">
                <text:p>48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51007">
                <text:p>1451007</text:p>
              </table:table-cell>
              <table:table-cell office:value-type="float" office:value="1451007">
                <text:p>14510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48402">
                <text:p>1448402</text:p>
              </table:table-cell>
              <table:table-cell office:value-type="float" office:value="1448402">
                <text:p>14484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39597">
                <text:p>1439597</text:p>
              </table:table-cell>
              <table:table-cell office:value-type="float" office:value="1439597">
                <text:p>14395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42493">
                <text:p>1442493</text:p>
              </table:table-cell>
              <table:table-cell office:value-type="float" office:value="1442493">
                <text:p>14424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34286">
                <text:p>1434286</text:p>
              </table:table-cell>
              <table:table-cell office:value-type="float" office:value="1434286">
                <text:p>14342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03663">
                <text:p>1403663</text:p>
              </table:table-cell>
              <table:table-cell office:value-type="float" office:value="1403663">
                <text:p>14036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39648">
                <text:p>1439648</text:p>
              </table:table-cell>
              <table:table-cell office:value-type="float" office:value="1439648">
                <text:p>14396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31832">
                <text:p>1431832</text:p>
              </table:table-cell>
              <table:table-cell office:value-type="float" office:value="1431832">
                <text:p>14318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67065">
                <text:p>1867065</text:p>
              </table:table-cell>
              <table:table-cell office:value-type="float" office:value="1867065">
                <text:p>18670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90096">
                <text:p>1490096</text:p>
              </table:table-cell>
              <table:table-cell office:value-type="float" office:value="1490096">
                <text:p>14900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85990">
                <text:p>1485990</text:p>
              </table:table-cell>
              <table:table-cell office:value-type="float" office:value="1485990">
                <text:p>148599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85171">
                <text:p>1485171</text:p>
              </table:table-cell>
              <table:table-cell office:value-type="float" office:value="1485171">
                <text:p>14851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93496">
                <text:p>1593496</text:p>
              </table:table-cell>
              <table:table-cell office:value-type="float" office:value="1593496">
                <text:p>15934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93233">
                <text:p>1593233</text:p>
              </table:table-cell>
              <table:table-cell office:value-type="float" office:value="1593233">
                <text:p>15932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96448">
                <text:p>1596448</text:p>
              </table:table-cell>
              <table:table-cell office:value-type="float" office:value="1596448">
                <text:p>15964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79061">
                <text:p>1579061</text:p>
              </table:table-cell>
              <table:table-cell office:value-type="float" office:value="1579061">
                <text:p>15790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59391">
                <text:p>1559391</text:p>
              </table:table-cell>
              <table:table-cell office:value-type="float" office:value="1559391">
                <text:p>15593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13195">
                <text:p>1413195</text:p>
              </table:table-cell>
              <table:table-cell office:value-type="float" office:value="1413195">
                <text:p>14131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59805">
                <text:p>1459805</text:p>
              </table:table-cell>
              <table:table-cell office:value-type="float" office:value="1459805">
                <text:p>14598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68503">
                <text:p>1468503</text:p>
              </table:table-cell>
              <table:table-cell office:value-type="float" office:value="1468503">
                <text:p>14685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85391">
                <text:p>1485391</text:p>
              </table:table-cell>
              <table:table-cell office:value-type="float" office:value="1485391">
                <text:p>14853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25916">
                <text:p>1625916</text:p>
              </table:table-cell>
              <table:table-cell office:value-type="float" office:value="1625916">
                <text:p>16259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62688">
                <text:p>1562688</text:p>
              </table:table-cell>
              <table:table-cell office:value-type="float" office:value="1562688">
                <text:p>15626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00507">
                <text:p>1500507</text:p>
              </table:table-cell>
              <table:table-cell office:value-type="float" office:value="1500507">
                <text:p>15005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01520">
                <text:p>1601520</text:p>
              </table:table-cell>
              <table:table-cell office:value-type="float" office:value="1601520">
                <text:p>160152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96472">
                <text:p>1596472</text:p>
              </table:table-cell>
              <table:table-cell office:value-type="float" office:value="1596472">
                <text:p>15964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98930">
                <text:p>1598930</text:p>
              </table:table-cell>
              <table:table-cell office:value-type="float" office:value="1598930">
                <text:p>159893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59241">
                <text:p>1559241</text:p>
              </table:table-cell>
              <table:table-cell office:value-type="float" office:value="1559241">
                <text:p>15592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59883">
                <text:p>1559883</text:p>
              </table:table-cell>
              <table:table-cell office:value-type="float" office:value="1559883">
                <text:p>15598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40166">
                <text:p>1940166</text:p>
              </table:table-cell>
              <table:table-cell office:value-type="float" office:value="1940166">
                <text:p>19401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62801">
                <text:p>1962801</text:p>
              </table:table-cell>
              <table:table-cell office:value-type="float" office:value="1962801">
                <text:p>19628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39253">
                <text:p>1939253</text:p>
              </table:table-cell>
              <table:table-cell office:value-type="float" office:value="1939253">
                <text:p>19392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80756">
                <text:p>1580756</text:p>
              </table:table-cell>
              <table:table-cell office:value-type="float" office:value="1580756">
                <text:p>15807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30092">
                <text:p>1830092</text:p>
              </table:table-cell>
              <table:table-cell office:value-type="float" office:value="1830092">
                <text:p>18300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19414">
                <text:p>1619414</text:p>
              </table:table-cell>
              <table:table-cell office:value-type="float" office:value="1619414">
                <text:p>16194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20053">
                <text:p>1620053</text:p>
              </table:table-cell>
              <table:table-cell office:value-type="float" office:value="1620053">
                <text:p>16200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98728">
                <text:p>1498728</text:p>
              </table:table-cell>
              <table:table-cell office:value-type="float" office:value="1498728">
                <text:p>14987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06262">
                <text:p>1506262</text:p>
              </table:table-cell>
              <table:table-cell office:value-type="float" office:value="1506262">
                <text:p>15062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23268">
                <text:p>1523268</text:p>
              </table:table-cell>
              <table:table-cell office:value-type="float" office:value="1523268">
                <text:p>15232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08579">
                <text:p>1508579</text:p>
              </table:table-cell>
              <table:table-cell office:value-type="float" office:value="1508579">
                <text:p>150857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636464">
                <text:p>3636464</text:p>
              </table:table-cell>
              <table:table-cell office:value-type="float" office:value="3636464">
                <text:p>363646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632031">
                <text:p>3632031</text:p>
              </table:table-cell>
              <table:table-cell office:value-type="float" office:value="3632031">
                <text:p>36320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631721">
                <text:p>3631721</text:p>
              </table:table-cell>
              <table:table-cell office:value-type="float" office:value="3631721">
                <text:p>36317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638340">
                <text:p>3638340</text:p>
              </table:table-cell>
              <table:table-cell office:value-type="float" office:value="3638340">
                <text:p>363834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676719">
                <text:p>3676719</text:p>
              </table:table-cell>
              <table:table-cell office:value-type="float" office:value="3676719">
                <text:p>36767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681394">
                <text:p>3681394</text:p>
              </table:table-cell>
              <table:table-cell office:value-type="float" office:value="3681394">
                <text:p>36813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667147">
                <text:p>3667147</text:p>
              </table:table-cell>
              <table:table-cell office:value-type="float" office:value="3667147">
                <text:p>366714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688307">
                <text:p>3688307</text:p>
              </table:table-cell>
              <table:table-cell office:value-type="float" office:value="3688307">
                <text:p>36883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632838">
                <text:p>3632838</text:p>
              </table:table-cell>
              <table:table-cell office:value-type="float" office:value="3632838">
                <text:p>36328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647094">
                <text:p>3647094</text:p>
              </table:table-cell>
              <table:table-cell office:value-type="float" office:value="3647094">
                <text:p>36470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657186">
                <text:p>3657186</text:p>
              </table:table-cell>
              <table:table-cell office:value-type="float" office:value="3657186">
                <text:p>36571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656942">
                <text:p>3656942</text:p>
              </table:table-cell>
              <table:table-cell office:value-type="float" office:value="3656942">
                <text:p>36569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685213">
                <text:p>3685213</text:p>
              </table:table-cell>
              <table:table-cell office:value-type="float" office:value="3685213">
                <text:p>36852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687853">
                <text:p>3687853</text:p>
              </table:table-cell>
              <table:table-cell office:value-type="float" office:value="3687853">
                <text:p>36878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688657">
                <text:p>3688657</text:p>
              </table:table-cell>
              <table:table-cell office:value-type="float" office:value="3688657">
                <text:p>36886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691106">
                <text:p>3691106</text:p>
              </table:table-cell>
              <table:table-cell office:value-type="float" office:value="3691106">
                <text:p>36911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99788">
                <text:p>1499788</text:p>
              </table:table-cell>
              <table:table-cell office:value-type="float" office:value="1499788">
                <text:p>14997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81631">
                <text:p>1481631</text:p>
              </table:table-cell>
              <table:table-cell office:value-type="float" office:value="1481631">
                <text:p>14816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96297">
                <text:p>1496297</text:p>
              </table:table-cell>
              <table:table-cell office:value-type="float" office:value="1496297">
                <text:p>14962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10265">
                <text:p>1510265</text:p>
              </table:table-cell>
              <table:table-cell office:value-type="float" office:value="1510265">
                <text:p>15102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92436">
                <text:p>1592436</text:p>
              </table:table-cell>
              <table:table-cell office:value-type="float" office:value="1592436">
                <text:p>15924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91743">
                <text:p>1591743</text:p>
              </table:table-cell>
              <table:table-cell office:value-type="float" office:value="1591743">
                <text:p>15917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16626">
                <text:p>1616626</text:p>
              </table:table-cell>
              <table:table-cell office:value-type="float" office:value="1616626">
                <text:p>16166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16232">
                <text:p>1916232</text:p>
              </table:table-cell>
              <table:table-cell office:value-type="float" office:value="1916232">
                <text:p>19162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40908">
                <text:p>1540908</text:p>
              </table:table-cell>
              <table:table-cell office:value-type="float" office:value="1540908">
                <text:p>15409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13648">
                <text:p>1513648</text:p>
              </table:table-cell>
              <table:table-cell office:value-type="float" office:value="1513648">
                <text:p>15136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07182">
                <text:p>1507182</text:p>
              </table:table-cell>
              <table:table-cell office:value-type="float" office:value="1507182">
                <text:p>150718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12789">
                <text:p>1512789</text:p>
              </table:table-cell>
              <table:table-cell office:value-type="float" office:value="1512789">
                <text:p>15127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57071">
                <text:p>1457071</text:p>
              </table:table-cell>
              <table:table-cell office:value-type="float" office:value="1457071">
                <text:p>14570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99448">
                <text:p>1499448</text:p>
              </table:table-cell>
              <table:table-cell office:value-type="float" office:value="1499448">
                <text:p>14994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93531">
                <text:p>1493531</text:p>
              </table:table-cell>
              <table:table-cell office:value-type="float" office:value="1493531">
                <text:p>14935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08515">
                <text:p>1508515</text:p>
              </table:table-cell>
              <table:table-cell office:value-type="float" office:value="1508515">
                <text:p>15085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148">
                <text:p>3148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521">
                <text:p>3521</text:p>
              </table:table-cell>
              <table:table-cell office:value-type="float" office:value="3521">
                <text:p>35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803">
                <text:p>4803</text:p>
              </table:table-cell>
              <table:table-cell office:value-type="float" office:value="4803">
                <text:p>48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14">
                <text:p>5214</text:p>
              </table:table-cell>
              <table:table-cell office:value-type="float" office:value="5214">
                <text:p>52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96">
                <text:p>5596</text:p>
              </table:table-cell>
              <table:table-cell office:value-type="float" office:value="5596">
                <text:p>55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705">
                <text:p>5705</text:p>
              </table:table-cell>
              <table:table-cell office:value-type="float" office:value="5705">
                <text:p>57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815">
                <text:p>5815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403">
                <text:p>5403</text:p>
              </table:table-cell>
              <table:table-cell office:value-type="float" office:value="5403">
                <text:p>54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57762">
                <text:p>1457762</text:p>
              </table:table-cell>
              <table:table-cell office:value-type="float" office:value="1457762">
                <text:p>14577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47893">
                <text:p>1447893</text:p>
              </table:table-cell>
              <table:table-cell office:value-type="float" office:value="1447893">
                <text:p>14478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92807">
                <text:p>1492807</text:p>
              </table:table-cell>
              <table:table-cell office:value-type="float" office:value="1492807">
                <text:p>14928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50691">
                <text:p>1950691</text:p>
              </table:table-cell>
              <table:table-cell office:value-type="float" office:value="1950691">
                <text:p>19506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27160">
                <text:p>1927160</text:p>
              </table:table-cell>
              <table:table-cell office:value-type="float" office:value="1927160">
                <text:p>192716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93703">
                <text:p>1493703</text:p>
              </table:table-cell>
              <table:table-cell office:value-type="float" office:value="1493703">
                <text:p>14937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91618">
                <text:p>1491618</text:p>
              </table:table-cell>
              <table:table-cell office:value-type="float" office:value="1491618">
                <text:p>14916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58294">
                <text:p>1958294</text:p>
              </table:table-cell>
              <table:table-cell office:value-type="float" office:value="1958294">
                <text:p>195829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53021">
                <text:p>1553021</text:p>
              </table:table-cell>
              <table:table-cell office:value-type="float" office:value="1553021">
                <text:p>15530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52904">
                <text:p>1552904</text:p>
              </table:table-cell>
              <table:table-cell office:value-type="float" office:value="1552904">
                <text:p>15529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82070">
                <text:p>1482070</text:p>
              </table:table-cell>
              <table:table-cell office:value-type="float" office:value="1482070">
                <text:p>148207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66246">
                <text:p>1466246</text:p>
              </table:table-cell>
              <table:table-cell office:value-type="float" office:value="1466246">
                <text:p>14662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28225">
                <text:p>1528225</text:p>
              </table:table-cell>
              <table:table-cell office:value-type="float" office:value="1528225">
                <text:p>15282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57564">
                <text:p>1557564</text:p>
              </table:table-cell>
              <table:table-cell office:value-type="float" office:value="1557564">
                <text:p>15575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58714">
                <text:p>1558714</text:p>
              </table:table-cell>
              <table:table-cell office:value-type="float" office:value="1558714">
                <text:p>15587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01615">
                <text:p>1501615</text:p>
              </table:table-cell>
              <table:table-cell office:value-type="float" office:value="1501615">
                <text:p>15016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